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0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1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0" style:family="table-cell" style:parent-style-name="Porcentaje" style:data-style-name="N36"/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6374" table:default-cell-style-name="ce5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4">
            <text:p>% sobre entregadas</text:p>
          </table:table-cell>
          <table:table-cell office:value-type="string" table:style-name="ce4">
            <text:p>Nº Personas con al menos 1 dosis</text:p>
          </table:table-cell>
          <table:table-cell office:value-type="string" table:style-name="ce4">
            <text:p>Nº Personas vacunadas</text:p>
            <text:p>(pauta completada)</text:p>
          </table:table-cell>
          <table:table-cell office:value-type="string" table:style-name="ce4">
            <text:p>Fecha de la última vacuna registrada (2)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653300" table:style-name="ce7">
            <text:p>1.653.300</text:p>
          </table:table-cell>
          <table:table-cell office:value-type="float" office:value="219200" table:style-name="ce7">
            <text:p>219.200</text:p>
          </table:table-cell>
          <table:table-cell office:value-type="float" office:value="589600" table:style-name="ce7">
            <text:p>589.600</text:p>
          </table:table-cell>
          <table:table-cell office:value-type="float" office:value="2462100" table:style-name="ce8">
            <text:p>2.462.100</text:p>
          </table:table-cell>
          <table:table-cell office:value-type="float" office:value="2199243" table:style-name="ce8">
            <text:p>2.199.243</text:p>
          </table:table-cell>
          <table:table-cell office:value-type="percentage" office:value="0.89323869867186545" table:style-name="ce9">
            <text:p>89,3%</text:p>
          </table:table-cell>
          <table:table-cell office:value-type="float" office:value="1607070" table:style-name="ce7">
            <text:p>1.607.070</text:p>
          </table:table-cell>
          <table:table-cell office:value-type="float" office:value="592173" table:style-name="ce7">
            <text:p>592.173</text:p>
          </table:table-cell>
          <table:table-cell office:value-type="date" office:date-value="2021-04-18T00:00:00" table:style-name="ce10">
            <text:p>18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332595" table:style-name="ce12">
            <text:p>332.595</text:p>
          </table:table-cell>
          <table:table-cell office:value-type="float" office:value="45800" table:style-name="ce12">
            <text:p>45.800</text:p>
          </table:table-cell>
          <table:table-cell office:value-type="float" office:value="92600" table:style-name="ce12">
            <text:p>92.600</text:p>
          </table:table-cell>
          <table:table-cell office:value-type="float" office:value="470995" table:style-name="ce13">
            <text:p>470.995</text:p>
          </table:table-cell>
          <table:table-cell office:value-type="float" office:value="400096" table:style-name="ce13">
            <text:p>400.096</text:p>
          </table:table-cell>
          <table:table-cell office:value-type="percentage" office:value="0.84946973959383854" table:style-name="ce14">
            <text:p>84,9%</text:p>
          </table:table-cell>
          <table:table-cell office:value-type="float" office:value="287919" table:style-name="ce12">
            <text:p>287.919</text:p>
          </table:table-cell>
          <table:table-cell office:value-type="float" office:value="112177" table:style-name="ce12">
            <text:p>112.177</text:p>
          </table:table-cell>
          <table:table-cell office:value-type="date" office:date-value="2021-04-19T00:00:00" table:style-name="ce15">
            <text:p>19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319145" table:style-name="ce12">
            <text:p>319.145</text:p>
          </table:table-cell>
          <table:table-cell office:value-type="float" office:value="42200" table:style-name="ce12">
            <text:p>42.200</text:p>
          </table:table-cell>
          <table:table-cell office:value-type="float" office:value="71000" table:style-name="ce12">
            <text:p>71.000</text:p>
          </table:table-cell>
          <table:table-cell office:value-type="float" office:value="432345" table:style-name="ce13">
            <text:p>432.345</text:p>
          </table:table-cell>
          <table:table-cell office:value-type="float" office:value="380133" table:style-name="ce13">
            <text:p>380.133</text:p>
          </table:table-cell>
          <table:table-cell office:value-type="percentage" office:value="0.87923533289386946" table:style-name="ce14">
            <text:p>87,9%</text:p>
          </table:table-cell>
          <table:table-cell office:value-type="float" office:value="265024" table:style-name="ce12">
            <text:p>265.024</text:p>
          </table:table-cell>
          <table:table-cell office:value-type="float" office:value="115109" table:style-name="ce12">
            <text:p>115.109</text:p>
          </table:table-cell>
          <table:table-cell office:value-type="date" office:date-value="2021-04-19T00:00:00" table:style-name="ce15">
            <text:p>19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179370" table:style-name="ce12">
            <text:p>179.370</text:p>
          </table:table-cell>
          <table:table-cell office:value-type="float" office:value="24300" table:style-name="ce12">
            <text:p>24.300</text:p>
          </table:table-cell>
          <table:table-cell office:value-type="float" office:value="81400" table:style-name="ce12">
            <text:p>81.400</text:p>
          </table:table-cell>
          <table:table-cell office:value-type="float" office:value="285070" table:style-name="ce13">
            <text:p>285.070</text:p>
          </table:table-cell>
          <table:table-cell office:value-type="float" office:value="262935" table:style-name="ce13">
            <text:p>262.935</text:p>
          </table:table-cell>
          <table:table-cell office:value-type="percentage" office:value="0.92235240467253654" table:style-name="ce14">
            <text:p>92,2%</text:p>
          </table:table-cell>
          <table:table-cell office:value-type="float" office:value="198886" table:style-name="ce12">
            <text:p>198.886</text:p>
          </table:table-cell>
          <table:table-cell office:value-type="float" office:value="64049" table:style-name="ce12">
            <text:p>64.049</text:p>
          </table:table-cell>
          <table:table-cell office:value-type="date" office:date-value="2021-04-19T00:00:00" table:style-name="ce15">
            <text:p>19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340440" table:style-name="ce12">
            <text:p>340.440</text:p>
          </table:table-cell>
          <table:table-cell office:value-type="float" office:value="47800" table:style-name="ce12">
            <text:p>47.800</text:p>
          </table:table-cell>
          <table:table-cell office:value-type="float" office:value="151600" table:style-name="ce12">
            <text:p>151.600</text:p>
          </table:table-cell>
          <table:table-cell office:value-type="float" office:value="539840" table:style-name="ce13">
            <text:p>539.840</text:p>
          </table:table-cell>
          <table:table-cell office:value-type="float" office:value="492264" table:style-name="ce13">
            <text:p>492.264</text:p>
          </table:table-cell>
          <table:table-cell office:value-type="percentage" office:value="0.91187018375815054" table:style-name="ce14">
            <text:p>91,2%</text:p>
          </table:table-cell>
          <table:table-cell office:value-type="float" office:value="369177" table:style-name="ce12">
            <text:p>369.177</text:p>
          </table:table-cell>
          <table:table-cell office:value-type="float" office:value="123087" table:style-name="ce12">
            <text:p>123.087</text:p>
          </table:table-cell>
          <table:table-cell office:value-type="date" office:date-value="2021-04-19T00:00:00" table:style-name="ce15">
            <text:p>19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50495" table:style-name="ce12">
            <text:p>150.495</text:p>
          </table:table-cell>
          <table:table-cell office:value-type="float" office:value="19900" table:style-name="ce12">
            <text:p>19.900</text:p>
          </table:table-cell>
          <table:table-cell office:value-type="float" office:value="40500" table:style-name="ce12">
            <text:p>40.500</text:p>
          </table:table-cell>
          <table:table-cell office:value-type="float" office:value="210895" table:style-name="ce13">
            <text:p>210.895</text:p>
          </table:table-cell>
          <table:table-cell office:value-type="float" office:value="170634" table:style-name="ce13">
            <text:p>170.634</text:p>
          </table:table-cell>
          <table:table-cell office:value-type="percentage" office:value="0.80909457312880817" table:style-name="ce14">
            <text:p>80,9%</text:p>
          </table:table-cell>
          <table:table-cell office:value-type="float" office:value="120084" table:style-name="ce12">
            <text:p>120.084</text:p>
          </table:table-cell>
          <table:table-cell office:value-type="float" office:value="50550" table:style-name="ce12">
            <text:p>50.550</text:p>
          </table:table-cell>
          <table:table-cell office:value-type="date" office:date-value="2021-04-19T00:00:00" table:style-name="ce15">
            <text:p>19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740325" table:style-name="ce12">
            <text:p>740.325</text:p>
          </table:table-cell>
          <table:table-cell office:value-type="float" office:value="100800" table:style-name="ce12">
            <text:p>100.800</text:p>
          </table:table-cell>
          <table:table-cell office:value-type="float" office:value="166900" table:style-name="ce12">
            <text:p>166.900</text:p>
          </table:table-cell>
          <table:table-cell office:value-type="float" office:value="1008025" table:style-name="ce13">
            <text:p>1.008.025</text:p>
          </table:table-cell>
          <table:table-cell office:value-type="float" office:value="850339" table:style-name="ce13">
            <text:p>850.339</text:p>
          </table:table-cell>
          <table:table-cell office:value-type="percentage" office:value="0.84356935591875204" table:style-name="ce14">
            <text:p>84,4%</text:p>
          </table:table-cell>
          <table:table-cell office:value-type="float" office:value="596099" table:style-name="ce12">
            <text:p>596.099</text:p>
          </table:table-cell>
          <table:table-cell office:value-type="float" office:value="254240" table:style-name="ce12">
            <text:p>254.240</text:p>
          </table:table-cell>
          <table:table-cell office:value-type="date" office:date-value="2021-04-19T00:00:00" table:style-name="ce15">
            <text:p>19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469035" table:style-name="ce12">
            <text:p>469.035</text:p>
          </table:table-cell>
          <table:table-cell office:value-type="float" office:value="63800" table:style-name="ce12">
            <text:p>63.800</text:p>
          </table:table-cell>
          <table:table-cell office:value-type="float" office:value="142400" table:style-name="ce12">
            <text:p>142.400</text:p>
          </table:table-cell>
          <table:table-cell office:value-type="float" office:value="675235" table:style-name="ce13">
            <text:p>675.235</text:p>
          </table:table-cell>
          <table:table-cell office:value-type="float" office:value="569590" table:style-name="ce13">
            <text:p>569.590</text:p>
          </table:table-cell>
          <table:table-cell office:value-type="percentage" office:value="0.8435433589787259" table:style-name="ce14">
            <text:p>84,4%</text:p>
          </table:table-cell>
          <table:table-cell office:value-type="float" office:value="398979" table:style-name="ce12">
            <text:p>398.979</text:p>
          </table:table-cell>
          <table:table-cell office:value-type="float" office:value="170611" table:style-name="ce12">
            <text:p>170.611</text:p>
          </table:table-cell>
          <table:table-cell office:value-type="date" office:date-value="2021-04-19T00:00:00" table:style-name="ce15">
            <text:p>19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607030" table:style-name="ce12">
            <text:p>1.607.030</text:p>
          </table:table-cell>
          <table:table-cell office:value-type="float" office:value="221100" table:style-name="ce12">
            <text:p>221.100</text:p>
          </table:table-cell>
          <table:table-cell office:value-type="float" office:value="541900" table:style-name="ce12">
            <text:p>541.900</text:p>
          </table:table-cell>
          <table:table-cell office:value-type="float" office:value="2370030" table:style-name="ce13">
            <text:p>2.370.030</text:p>
          </table:table-cell>
          <table:table-cell office:value-type="float" office:value="2083020" table:style-name="ce13">
            <text:p>2.083.020</text:p>
          </table:table-cell>
          <table:table-cell office:value-type="percentage" office:value="0.87890026708522673" table:style-name="ce14">
            <text:p>87,9%</text:p>
          </table:table-cell>
          <table:table-cell office:value-type="float" office:value="1584791" table:style-name="ce12">
            <text:p>1.584.791</text:p>
          </table:table-cell>
          <table:table-cell office:value-type="float" office:value="498229" table:style-name="ce12">
            <text:p>498.229</text:p>
          </table:table-cell>
          <table:table-cell office:value-type="date" office:date-value="2021-04-19T00:00:00" table:style-name="ce15">
            <text:p>19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961930" table:style-name="ce12">
            <text:p>961.930</text:p>
          </table:table-cell>
          <table:table-cell office:value-type="float" office:value="131600" table:style-name="ce12">
            <text:p>131.600</text:p>
          </table:table-cell>
          <table:table-cell office:value-type="float" office:value="352300" table:style-name="ce12">
            <text:p>352.300</text:p>
          </table:table-cell>
          <table:table-cell office:value-type="float" office:value="1445830" table:style-name="ce13">
            <text:p>1.445.830</text:p>
          </table:table-cell>
          <table:table-cell office:value-type="float" office:value="1307612" table:style-name="ce13">
            <text:p>1.307.612</text:p>
          </table:table-cell>
          <table:table-cell office:value-type="percentage" office:value="0.90440231562493512" table:style-name="ce14">
            <text:p>90,4%</text:p>
          </table:table-cell>
          <table:table-cell office:value-type="float" office:value="993150" table:style-name="ce12">
            <text:p>993.150</text:p>
          </table:table-cell>
          <table:table-cell office:value-type="float" office:value="314462" table:style-name="ce12">
            <text:p>314.462</text:p>
          </table:table-cell>
          <table:table-cell office:value-type="date" office:date-value="2021-04-19T00:00:00" table:style-name="ce15">
            <text:p>19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276785" table:style-name="ce12">
            <text:p>276.785</text:p>
          </table:table-cell>
          <table:table-cell office:value-type="float" office:value="36200" table:style-name="ce12">
            <text:p>36.200</text:p>
          </table:table-cell>
          <table:table-cell office:value-type="float" office:value="74000" table:style-name="ce12">
            <text:p>74.000</text:p>
          </table:table-cell>
          <table:table-cell office:value-type="float" office:value="386985" table:style-name="ce13">
            <text:p>386.985</text:p>
          </table:table-cell>
          <table:table-cell office:value-type="float" office:value="353535" table:style-name="ce13">
            <text:p>353.535</text:p>
          </table:table-cell>
          <table:table-cell office:value-type="percentage" office:value="0.91356254118376679" table:style-name="ce14">
            <text:p>91,4%</text:p>
          </table:table-cell>
          <table:table-cell office:value-type="float" office:value="252659" table:style-name="ce12">
            <text:p>252.659</text:p>
          </table:table-cell>
          <table:table-cell office:value-type="float" office:value="100876" table:style-name="ce12">
            <text:p>100.876</text:p>
          </table:table-cell>
          <table:table-cell office:value-type="date" office:date-value="2021-04-19T00:00:00" table:style-name="ce15">
            <text:p>19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743065" table:style-name="ce12">
            <text:p>743.065</text:p>
          </table:table-cell>
          <table:table-cell office:value-type="float" office:value="98800" table:style-name="ce12">
            <text:p>98.800</text:p>
          </table:table-cell>
          <table:table-cell office:value-type="float" office:value="188300" table:style-name="ce12">
            <text:p>188.300</text:p>
          </table:table-cell>
          <table:table-cell office:value-type="float" office:value="1030165" table:style-name="ce13">
            <text:p>1.030.165</text:p>
          </table:table-cell>
          <table:table-cell office:value-type="float" office:value="877664" table:style-name="ce13">
            <text:p>877.664</text:p>
          </table:table-cell>
          <table:table-cell office:value-type="percentage" office:value="0.85196449112520811" table:style-name="ce14">
            <text:p>85,2%</text:p>
          </table:table-cell>
          <table:table-cell office:value-type="float" office:value="652713" table:style-name="ce12">
            <text:p>652.713</text:p>
          </table:table-cell>
          <table:table-cell office:value-type="float" office:value="224951" table:style-name="ce12">
            <text:p>224.951</text:p>
          </table:table-cell>
          <table:table-cell office:value-type="date" office:date-value="2021-04-19T00:00:00" table:style-name="ce15">
            <text:p>19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78455" table:style-name="ce12">
            <text:p>78.455</text:p>
          </table:table-cell>
          <table:table-cell office:value-type="float" office:value="10200" table:style-name="ce12">
            <text:p>10.200</text:p>
          </table:table-cell>
          <table:table-cell office:value-type="float" office:value="22200" table:style-name="ce12">
            <text:p>22.200</text:p>
          </table:table-cell>
          <table:table-cell office:value-type="float" office:value="110855" table:style-name="ce13">
            <text:p>110.855</text:p>
          </table:table-cell>
          <table:table-cell office:value-type="float" office:value="97907" table:style-name="ce13">
            <text:p>97.907</text:p>
          </table:table-cell>
          <table:table-cell office:value-type="percentage" office:value="0.88319877317216189" table:style-name="ce14">
            <text:p>88,3%</text:p>
          </table:table-cell>
          <table:table-cell office:value-type="float" office:value="71343" table:style-name="ce12">
            <text:p>71.343</text:p>
          </table:table-cell>
          <table:table-cell office:value-type="float" office:value="26564" table:style-name="ce12">
            <text:p>26.564</text:p>
          </table:table-cell>
          <table:table-cell office:value-type="date" office:date-value="2021-04-19T00:00:00" table:style-name="ce15">
            <text:p>19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1312665" table:style-name="ce12">
            <text:p>1.312.665</text:p>
          </table:table-cell>
          <table:table-cell office:value-type="float" office:value="179300" table:style-name="ce12">
            <text:p>179.300</text:p>
          </table:table-cell>
          <table:table-cell office:value-type="float" office:value="472500" table:style-name="ce12">
            <text:p>472.500</text:p>
          </table:table-cell>
          <table:table-cell office:value-type="float" office:value="1964465" table:style-name="ce13">
            <text:p>1.964.465</text:p>
          </table:table-cell>
          <table:table-cell office:value-type="float" office:value="1718899" table:style-name="ce13">
            <text:p>1.718.899</text:p>
          </table:table-cell>
          <table:table-cell office:value-type="percentage" office:value="0.87499599127497818" table:style-name="ce14">
            <text:p>87,5%</text:p>
          </table:table-cell>
          <table:table-cell office:value-type="float" office:value="1261667" table:style-name="ce12">
            <text:p>1.261.667</text:p>
          </table:table-cell>
          <table:table-cell office:value-type="float" office:value="457232" table:style-name="ce12">
            <text:p>457.232</text:p>
          </table:table-cell>
          <table:table-cell office:value-type="date" office:date-value="2021-04-19T00:00:00" table:style-name="ce15">
            <text:p>19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292055" table:style-name="ce12">
            <text:p>292.055</text:p>
          </table:table-cell>
          <table:table-cell office:value-type="float" office:value="37700" table:style-name="ce12">
            <text:p>37.700</text:p>
          </table:table-cell>
          <table:table-cell office:value-type="float" office:value="105200" table:style-name="ce12">
            <text:p>105.200</text:p>
          </table:table-cell>
          <table:table-cell office:value-type="float" office:value="434955" table:style-name="ce13">
            <text:p>434.955</text:p>
          </table:table-cell>
          <table:table-cell office:value-type="float" office:value="345665" table:style-name="ce13">
            <text:p>345.665</text:p>
          </table:table-cell>
          <table:table-cell office:value-type="percentage" office:value="0.79471439574208824" table:style-name="ce14">
            <text:p>79,5%</text:p>
          </table:table-cell>
          <table:table-cell office:value-type="float" office:value="241467" table:style-name="ce12">
            <text:p>241.467</text:p>
          </table:table-cell>
          <table:table-cell office:value-type="float" office:value="104198" table:style-name="ce12">
            <text:p>104.198</text:p>
          </table:table-cell>
          <table:table-cell office:value-type="date" office:date-value="2021-04-19T00:00:00" table:style-name="ce15">
            <text:p>19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48155" table:style-name="ce12">
            <text:p>148.155</text:p>
          </table:table-cell>
          <table:table-cell office:value-type="float" office:value="20100" table:style-name="ce12">
            <text:p>20.100</text:p>
          </table:table-cell>
          <table:table-cell office:value-type="float" office:value="46000" table:style-name="ce12">
            <text:p>46.000</text:p>
          </table:table-cell>
          <table:table-cell office:value-type="float" office:value="214255" table:style-name="ce13">
            <text:p>214.255</text:p>
          </table:table-cell>
          <table:table-cell office:value-type="float" office:value="193479" table:style-name="ce13">
            <text:p>193.479</text:p>
          </table:table-cell>
          <table:table-cell office:value-type="percentage" office:value="0.90303143450561252" table:style-name="ce14">
            <text:p>90,3%</text:p>
          </table:table-cell>
          <table:table-cell office:value-type="float" office:value="137647" table:style-name="ce12">
            <text:p>137.647</text:p>
          </table:table-cell>
          <table:table-cell office:value-type="float" office:value="55832" table:style-name="ce12">
            <text:p>55.832</text:p>
          </table:table-cell>
          <table:table-cell office:value-type="date" office:date-value="2021-04-19T00:00:00" table:style-name="ce15">
            <text:p>19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525150" table:style-name="ce12">
            <text:p>525.150</text:p>
          </table:table-cell>
          <table:table-cell office:value-type="float" office:value="70900" table:style-name="ce12">
            <text:p>70.900</text:p>
          </table:table-cell>
          <table:table-cell office:value-type="float" office:value="154700" table:style-name="ce12">
            <text:p>154.700</text:p>
          </table:table-cell>
          <table:table-cell office:value-type="float" office:value="750750" table:style-name="ce13">
            <text:p>750.750</text:p>
          </table:table-cell>
          <table:table-cell office:value-type="float" office:value="633375" table:style-name="ce13">
            <text:p>633.375</text:p>
          </table:table-cell>
          <table:table-cell office:value-type="percentage" office:value="0.84365634365634368" table:style-name="ce14">
            <text:p>84,4%</text:p>
          </table:table-cell>
          <table:table-cell office:value-type="float" office:value="459344" table:style-name="ce12">
            <text:p>459.344</text:p>
          </table:table-cell>
          <table:table-cell office:value-type="float" office:value="174031" table:style-name="ce12">
            <text:p>174.031</text:p>
          </table:table-cell>
          <table:table-cell office:value-type="date" office:date-value="2021-04-19T00:00:00" table:style-name="ce15">
            <text:p>19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11340" table:style-name="ce12">
            <text:p>11.340</text:p>
          </table:table-cell>
          <table:table-cell office:value-type="float" office:value="1600" table:style-name="ce12">
            <text:p>1.600</text:p>
          </table:table-cell>
          <table:table-cell office:value-type="float" office:value="6100" table:style-name="ce12">
            <text:p>6.100</text:p>
          </table:table-cell>
          <table:table-cell office:value-type="float" office:value="19040" table:style-name="ce13">
            <text:p>19.040</text:p>
          </table:table-cell>
          <table:table-cell office:value-type="float" office:value="17863" table:style-name="ce13">
            <text:p>17.863</text:p>
          </table:table-cell>
          <table:table-cell office:value-type="percentage" office:value="0.9381827731092437" table:style-name="ce14">
            <text:p>93,8%</text:p>
          </table:table-cell>
          <table:table-cell office:value-type="float" office:value="14071" table:style-name="ce12">
            <text:p>14.071</text:p>
          </table:table-cell>
          <table:table-cell office:value-type="float" office:value="3792" table:style-name="ce12">
            <text:p>3.792</text:p>
          </table:table-cell>
          <table:table-cell office:value-type="date" office:date-value="2021-04-16T00:00:00" table:style-name="ce15">
            <text:p>16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11340" table:style-name="ce12">
            <text:p>11.340</text:p>
          </table:table-cell>
          <table:table-cell office:value-type="float" office:value="1500" table:style-name="ce12">
            <text:p>1.500</text:p>
          </table:table-cell>
          <table:table-cell office:value-type="float" office:value="6100" table:style-name="ce12">
            <text:p>6.100</text:p>
          </table:table-cell>
          <table:table-cell office:value-type="float" office:value="18940" table:style-name="ce13">
            <text:p>18.940</text:p>
          </table:table-cell>
          <table:table-cell office:value-type="float" office:value="16599" table:style-name="ce13">
            <text:p>16.599</text:p>
          </table:table-cell>
          <table:table-cell office:value-type="percentage" office:value="0.87639915522703271" table:style-name="ce14">
            <text:p>87,6%</text:p>
          </table:table-cell>
          <table:table-cell office:value-type="float" office:value="12230" table:style-name="ce12">
            <text:p>12.230</text:p>
          </table:table-cell>
          <table:table-cell office:value-type="float" office:value="4369" table:style-name="ce12">
            <text:p>4.369</text:p>
          </table:table-cell>
          <table:table-cell office:value-type="date" office:date-value="2021-04-19T00:00:00" table:style-name="ce16">
            <text:p>19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19500" table:style-name="ce12">
            <text:p>19.50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85600" table:style-name="ce13">
            <text:p>85.600</text:p>
          </table:table-cell>
          <table:table-cell office:value-type="float" office:value="70180" table:style-name="ce17">
            <text:p>70.180</text:p>
          </table:table-cell>
          <table:table-cell office:value-type="percentage" office:value="0.81985981308411215" table:style-name="ce14">
            <text:p>82,0%</text:p>
          </table:table-cell>
          <table:table-cell office:value-type="float" office:value="64593" table:style-name="ce12">
            <text:p>64.593</text:p>
          </table:table-cell>
          <table:table-cell office:value-type="float" office:value="5587" table:style-name="ce12">
            <text:p>5.587</text:p>
          </table:table-cell>
          <table:table-cell office:value-type="date" office:date-value="2021-04-19T00:00:00" table:style-name="ce16">
            <text:p>19/04/2021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10172175" table:style-name="ce19">
            <text:p>10.172.175</text:p>
          </table:table-cell>
          <table:table-cell office:value-type="float" office:value="1372800" table:style-name="ce20">
            <text:p>1.372.800</text:p>
          </table:table-cell>
          <table:table-cell office:value-type="float" office:value="3371400" table:style-name="ce21">
            <text:p>3.371.400</text:p>
          </table:table-cell>
          <table:table-cell office:value-type="float" office:value="14916375" table:style-name="ce22">
            <text:p>14.916.375</text:p>
          </table:table-cell>
          <table:table-cell office:value-type="float" office:value="13041032" table:style-name="ce22">
            <text:p>13.041.032</text:p>
          </table:table-cell>
          <table:table-cell office:value-type="percentage" office:value="0.87427622327810883" table:style-name="ce23">
            <text:p>87,4%</text:p>
          </table:table-cell>
          <table:table-cell office:value-type="float" office:value="9588913" table:style-name="ce22">
            <text:p>9.588.913</text:p>
          </table:table-cell>
          <table:table-cell office:value-type="float" office:value="3452119" table:style-name="ce22">
            <text:p>3.452.119</text:p>
          </table:table-cell>
          <table:table-cell table:style-name="ce22"/>
          <table:table-cell table:number-columns-repeated="16374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4">
            <text:p>Denominador Poblacional CCAA</text:p>
          </table:table-cell>
          <table:table-cell office:value-type="string" table:style-name="ce4">
            <text:p>Persona institucionalizada con al menos 1 dosis (2)</text:p>
          </table:table-cell>
          <table:table-cell office:value-type="string" table:style-name="ce4">
            <text:p>Persona institucionalizada  Pauta Completa (2)<text:s/></text:p>
          </table:table-cell>
          <table:table-cell office:value-type="string" table:style-name="ce4">
            <text:p>% Con al menos 1 dosis sobre Denominador Poblacional CCAA</text:p>
          </table:table-cell>
          <table:table-cell office:value-type="string" table:style-name="ce4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1160" table:style-name="ce7">
            <text:p>41.160</text:p>
          </table:table-cell>
          <table:table-cell office:value-type="float" office:value="39186" table:style-name="ce7">
            <text:p>39.186</text:p>
          </table:table-cell>
          <table:table-cell office:value-type="percentage" office:value="0.98821156754939854" table:style-name="ce24">
            <text:p>98,8%</text:p>
          </table:table-cell>
          <table:table-cell office:value-type="percentage" office:value="0.94081774747304991" table:style-name="ce24">
            <text:p>94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289" table:style-name="ce25">
            <text:p>18.289</text:p>
          </table:table-cell>
          <table:table-cell office:value-type="float" office:value="17411" table:style-name="ce25">
            <text:p>17.411</text:p>
          </table:table-cell>
          <table:table-cell office:value-type="percentage" office:value="0.99396739130434786" table:style-name="ce26">
            <text:p>99,4%</text:p>
          </table:table-cell>
          <table:table-cell office:value-type="percentage" office:value="0.94625000000000004" table:style-name="ce26">
            <text:p>94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755" table:style-name="ce25">
            <text:p>11.755</text:p>
          </table:table-cell>
          <table:table-cell office:value-type="float" office:value="11168" table:style-name="ce25">
            <text:p>11.168</text:p>
          </table:table-cell>
          <table:table-cell office:value-type="percentage" office:value="0.98384666889856043" table:style-name="ce26">
            <text:p>98,4%</text:p>
          </table:table-cell>
          <table:table-cell office:value-type="percentage" office:value="0.93471710746568459" table:style-name="ce26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156" table:style-name="ce25">
            <text:p>5.156</text:p>
          </table:table-cell>
          <table:table-cell office:value-type="float" office:value="4923" table:style-name="ce25">
            <text:p>4.923</text:p>
          </table:table-cell>
          <table:table-cell office:value-type="percentage" office:value="0.93813682678311494" table:style-name="ce26">
            <text:p>93,8%</text:p>
          </table:table-cell>
          <table:table-cell office:value-type="percentage" office:value="0.89574235807860259" table:style-name="ce26">
            <text:p>89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669" table:style-name="ce12">
            <text:p>10.669</text:p>
          </table:table-cell>
          <table:table-cell office:value-type="float" office:value="10669" table:style-name="ce25">
            <text:p>10.669</text:p>
          </table:table-cell>
          <table:table-cell office:value-type="float" office:value="9615" table:style-name="ce25">
            <text:p>9.615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0141637745052061" table:style-name="ce26">
            <text:p>90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112" table:style-name="ce25">
            <text:p>7.112</text:p>
          </table:table-cell>
          <table:table-cell office:value-type="float" office:value="6550" table:style-name="ce25">
            <text:p>6.550</text:p>
          </table:table-cell>
          <table:table-cell office:value-type="percentage" office:value="0.95207496653279788" table:style-name="ce26">
            <text:p>95,2%</text:p>
          </table:table-cell>
          <table:table-cell office:value-type="percentage" office:value="0.87684069611780457" table:style-name="ce26">
            <text:p>87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000" table:style-name="ce12">
            <text:p>46.000</text:p>
          </table:table-cell>
          <table:table-cell office:value-type="float" office:value="45984" table:style-name="ce25">
            <text:p>45.984</text:p>
          </table:table-cell>
          <table:table-cell office:value-type="float" office:value="44327" table:style-name="ce25">
            <text:p>44.327</text:p>
          </table:table-cell>
          <table:table-cell office:value-type="percentage" office:value="0.99965217391304351" table:style-name="ce26">
            <text:p>100,0%</text:p>
          </table:table-cell>
          <table:table-cell office:value-type="percentage" office:value="0.96363043478260868" table:style-name="ce26">
            <text:p>96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645" table:style-name="ce25">
            <text:p>24.645</text:p>
          </table:table-cell>
          <table:table-cell office:value-type="float" office:value="23182" table:style-name="ce25">
            <text:p>23.182</text:p>
          </table:table-cell>
          <table:table-cell office:value-type="percentage" office:value="0.96397559258390053" table:style-name="ce26">
            <text:p>96,4%</text:p>
          </table:table-cell>
          <table:table-cell office:value-type="percentage" office:value="0.90675115387624183" table:style-name="ce26">
            <text:p>90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5649" table:style-name="ce12">
            <text:p>75.649</text:p>
          </table:table-cell>
          <table:table-cell office:value-type="float" office:value="75321" table:style-name="ce25">
            <text:p>75.321</text:p>
          </table:table-cell>
          <table:table-cell office:value-type="float" office:value="63820" table:style-name="ce25">
            <text:p>63.820</text:p>
          </table:table-cell>
          <table:table-cell office:value-type="percentage" office:value="0.99566418591124795" table:style-name="ce26">
            <text:p>99,6%</text:p>
          </table:table-cell>
          <table:table-cell office:value-type="percentage" office:value="0.8436330949516847" table:style-name="ce26">
            <text:p>84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605" table:style-name="ce12">
            <text:p>29.605</text:p>
          </table:table-cell>
          <table:table-cell office:value-type="float" office:value="29605" table:style-name="ce25">
            <text:p>29.605</text:p>
          </table:table-cell>
          <table:table-cell office:value-type="float" office:value="27396" table:style-name="ce25">
            <text:p>27.396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2538422563756118" table:style-name="ce26">
            <text:p>92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565" table:style-name="ce25">
            <text:p>14.565</text:p>
          </table:table-cell>
          <table:table-cell office:value-type="float" office:value="14079" table:style-name="ce25">
            <text:p>14.079</text:p>
          </table:table-cell>
          <table:table-cell office:value-type="percentage" office:value="0.95658741626165766" table:style-name="ce26">
            <text:p>95,7%</text:p>
          </table:table-cell>
          <table:table-cell office:value-type="percentage" office:value="0.92466833048732433" table:style-name="ce26">
            <text:p>92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800" table:style-name="ce12">
            <text:p>23.800</text:p>
          </table:table-cell>
          <table:table-cell office:value-type="float" office:value="23132" table:style-name="ce25">
            <text:p>23.132</text:p>
          </table:table-cell>
          <table:table-cell office:value-type="float" office:value="22132" table:style-name="ce25">
            <text:p>22.132</text:p>
          </table:table-cell>
          <table:table-cell office:value-type="percentage" office:value="0.97193277310924375" table:style-name="ce26">
            <text:p>97,2%</text:p>
          </table:table-cell>
          <table:table-cell office:value-type="percentage" office:value="0.9299159663865546" table:style-name="ce26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77" table:style-name="ce25">
            <text:p>3.377</text:p>
          </table:table-cell>
          <table:table-cell office:value-type="float" office:value="3258" table:style-name="ce25">
            <text:p>3.258</text:p>
          </table:table-cell>
          <table:table-cell office:value-type="percentage" office:value="0.99616519174041296" table:style-name="ce26">
            <text:p>99,6%</text:p>
          </table:table-cell>
          <table:table-cell office:value-type="percentage" office:value="0.9610619469026549" table:style-name="ce26">
            <text:p>96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50456" table:style-name="ce25">
            <text:p>50.456</text:p>
          </table:table-cell>
          <table:table-cell office:value-type="float" office:value="47862" table:style-name="ce25">
            <text:p>47.862</text:p>
          </table:table-cell>
          <table:table-cell office:value-type="percentage" office:value="0.98587311201860139" table:style-name="ce26">
            <text:p>98,6%</text:p>
          </table:table-cell>
          <table:table-cell office:value-type="percentage" office:value="0.93518826081009787" table:style-name="ce26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282" table:style-name="ce25">
            <text:p>11.282</text:p>
          </table:table-cell>
          <table:table-cell office:value-type="float" office:value="10763" table:style-name="ce25">
            <text:p>10.763</text:p>
          </table:table-cell>
          <table:table-cell office:value-type="percentage" office:value="0.94926377787126626" table:style-name="ce26">
            <text:p>94,9%</text:p>
          </table:table-cell>
          <table:table-cell office:value-type="percentage" office:value="0.90559528817837609" table:style-name="ce26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077" table:style-name="ce25">
            <text:p>8.077</text:p>
          </table:table-cell>
          <table:table-cell office:value-type="float" office:value="7915" table:style-name="ce25">
            <text:p>7.915</text:p>
          </table:table-cell>
          <table:table-cell office:value-type="percentage" office:value="0.96811698429821402" table:style-name="ce26">
            <text:p>96,8%</text:p>
          </table:table-cell>
          <table:table-cell office:value-type="percentage" office:value="0.94869950857005869" table:style-name="ce26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500" table:style-name="ce12">
            <text:p>23.500</text:p>
          </table:table-cell>
          <table:table-cell office:value-type="float" office:value="23293" table:style-name="ce25">
            <text:p>23.293</text:p>
          </table:table-cell>
          <table:table-cell office:value-type="float" office:value="20499" table:style-name="ce25">
            <text:p>20.499</text:p>
          </table:table-cell>
          <table:table-cell office:value-type="percentage" office:value="0.99119148936170209" table:style-name="ce26">
            <text:p>99,1%</text:p>
          </table:table-cell>
          <table:table-cell office:value-type="percentage" office:value="0.87229787234042555" table:style-name="ce26">
            <text:p>87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98" table:style-name="ce12">
            <text:p>198</text:p>
          </table:table-cell>
          <table:table-cell office:value-type="float" office:value="195" table:style-name="ce25">
            <text:p>195</text:p>
          </table:table-cell>
          <table:table-cell office:value-type="float" office:value="189" table:style-name="ce25">
            <text:p>189</text:p>
          </table:table-cell>
          <table:table-cell office:value-type="percentage" office:value="0.98484848484848486" table:style-name="ce26">
            <text:p>98,5%</text:p>
          </table:table-cell>
          <table:table-cell office:value-type="percentage" office:value="0.95454545454545459" table:style-name="ce26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25" table:style-name="ce12">
            <text:p>325</text:p>
          </table:table-cell>
          <table:table-cell office:value-type="float" office:value="317" table:style-name="ce25">
            <text:p>317</text:p>
          </table:table-cell>
          <table:table-cell office:value-type="float" office:value="295" table:style-name="ce25">
            <text:p>295</text:p>
          </table:table-cell>
          <table:table-cell office:value-type="percentage" office:value="0.97538461538461541" table:style-name="ce26">
            <text:p>97,5%</text:p>
          </table:table-cell>
          <table:table-cell office:value-type="percentage" office:value="0.90769230769230769" table:style-name="ce26">
            <text:p>90,8%</text:p>
          </table:table-cell>
          <table:table-cell table:number-columns-repeated="16378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10300" table:style-name="ce22">
            <text:p>410.300</text:p>
          </table:table-cell>
          <table:table-cell office:value-type="float" office:value="404390" table:style-name="ce22">
            <text:p>404.390</text:p>
          </table:table-cell>
          <table:table-cell office:value-type="float" office:value="374570" table:style-name="ce22">
            <text:p>374.570</text:p>
          </table:table-cell>
          <table:table-cell office:value-type="percentage" office:value="0.98559590543504749" table:style-name="ce23">
            <text:p>98,6%</text:p>
          </table:table-cell>
          <table:table-cell office:value-type="percentage" office:value="0.91291737752863755" table:style-name="ce23">
            <text:p>91,3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2">
        <table:table-column table:style-name="co11" table:default-cell-style-name="ce1"/>
        <table:table-column table:style-name="co12" table:number-columns-repeated="6" table:default-cell-style-name="ce1"/>
        <table:table-column table:style-name="co9" table:default-cell-style-name="ce5"/>
        <table:table-column table:style-name="co10" table:number-columns-repeated="16376" table:default-cell-style-name="ce1"/>
        <table:table-row table:style-name="ro5">
          <table:table-cell table:style-name="ce2"/>
          <table:table-cell office:value-type="string" table:style-name="ce4">
            <text:p>Población a vacunar <text:s/>Grupos 1-5A+6</text:p>
          </table:table-cell>
          <table:table-cell office:value-type="string" table:style-name="ce4">
            <text:p>Dosis administradas</text:p>
          </table:table-cell>
          <table:table-cell office:value-type="string" table:style-name="ce4">
            <text:p>Nº Personas con 1 dosis</text:p>
          </table:table-cell>
          <table:table-cell office:value-type="string" table:style-name="ce4">
            <text:p>% 1ª dosis</text:p>
          </table:table-cell>
          <table:table-cell office:value-type="string" table:style-name="ce4">
            <text:p>Nº Personas con pauta completa</text:p>
          </table:table-cell>
          <table:table-cell office:value-type="string" table:style-name="ce4">
            <text:p>% personas con pauta completa</text:p>
          </table:table-cell>
          <table:table-cell office:value-type="string" table:style-name="ce4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1042559" table:style-name="ce7">
            <text:p>1.042.559</text:p>
          </table:table-cell>
          <table:table-cell office:value-type="float" office:value="1441414" table:style-name="ce7">
            <text:p>1.441.414</text:p>
          </table:table-cell>
          <table:table-cell office:value-type="float" office:value="933984" table:style-name="ce7">
            <text:p>933.984</text:p>
          </table:table-cell>
          <table:table-cell office:value-type="percentage" office:value="0.89585721287716091" table:style-name="ce27">
            <text:p>89,6%</text:p>
          </table:table-cell>
          <table:table-cell office:value-type="float" office:value="507430" table:style-name="ce7">
            <text:p>507.430</text:p>
          </table:table-cell>
          <table:table-cell office:value-type="percentage" office:value="0.4867158597259244" table:style-name="ce27">
            <text:p>48,7%</text:p>
          </table:table-cell>
          <table:table-cell office:value-type="date" office:date-value="2021-03-30T00:00:00" table:style-name="ce10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5">
            <text:p>250.339</text:p>
          </table:table-cell>
          <table:table-cell office:value-type="float" office:value="161061" table:style-name="ce25">
            <text:p>161.061</text:p>
          </table:table-cell>
          <table:table-cell office:value-type="percentage" office:value="0.765298995034568" table:style-name="ce28">
            <text:p>76,5%</text:p>
          </table:table-cell>
          <table:table-cell office:value-type="float" office:value="89278" table:style-name="ce25">
            <text:p>89.278</text:p>
          </table:table-cell>
          <table:table-cell office:value-type="percentage" office:value="0.42421420256111758" table:style-name="ce28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5">
            <text:p>225.915</text:p>
          </table:table-cell>
          <table:table-cell office:value-type="float" office:value="138822" table:style-name="ce25">
            <text:p>138.822</text:p>
          </table:table-cell>
          <table:table-cell office:value-type="percentage" office:value="0.80826065186254759" table:style-name="ce28">
            <text:p>80,8%</text:p>
          </table:table-cell>
          <table:table-cell office:value-type="float" office:value="87093" table:style-name="ce25">
            <text:p>87.093</text:p>
          </table:table-cell>
          <table:table-cell office:value-type="percentage" office:value="0.50707989333581749" table:style-name="ce28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5">
            <text:p>160.884</text:p>
          </table:table-cell>
          <table:table-cell office:value-type="float" office:value="115375" table:style-name="ce25">
            <text:p>115.375</text:p>
          </table:table-cell>
          <table:table-cell office:value-type="percentage" office:value="0.8479403226399147" table:style-name="ce28">
            <text:p>84,8%</text:p>
          </table:table-cell>
          <table:table-cell office:value-type="float" office:value="45509" table:style-name="ce25">
            <text:p>45.509</text:p>
          </table:table-cell>
          <table:table-cell office:value-type="percentage" office:value="0.3344651453349502" table:style-name="ce28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5">
            <text:p>304.229</text:p>
          </table:table-cell>
          <table:table-cell office:value-type="float" office:value="199517" table:style-name="ce25">
            <text:p>199.517</text:p>
          </table:table-cell>
          <table:table-cell office:value-type="percentage" office:value="0.86848096251703077" table:style-name="ce28">
            <text:p>86,8%</text:p>
          </table:table-cell>
          <table:table-cell office:value-type="float" office:value="104712" table:style-name="ce25">
            <text:p>104.712</text:p>
          </table:table-cell>
          <table:table-cell office:value-type="percentage" office:value="0.45580265615001891" table:style-name="ce28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5">
            <text:p>114.080</text:p>
          </table:table-cell>
          <table:table-cell office:value-type="float" office:value="70024" table:style-name="ce25">
            <text:p>70.024</text:p>
          </table:table-cell>
          <table:table-cell office:value-type="percentage" office:value="0.75827864769454012" table:style-name="ce28">
            <text:p>75,8%</text:p>
          </table:table-cell>
          <table:table-cell office:value-type="float" office:value="44056" table:style-name="ce25">
            <text:p>44.056</text:p>
          </table:table-cell>
          <table:table-cell office:value-type="percentage" office:value="0.47707534706430166" table:style-name="ce28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5">
            <text:p>534.134</text:p>
          </table:table-cell>
          <table:table-cell office:value-type="float" office:value="336070" table:style-name="ce25">
            <text:p>336.070</text:p>
          </table:table-cell>
          <table:table-cell office:value-type="percentage" office:value="0.81571972271306237" table:style-name="ce28">
            <text:p>81,6%</text:p>
          </table:table-cell>
          <table:table-cell office:value-type="float" office:value="198064" table:style-name="ce25">
            <text:p>198.064</text:p>
          </table:table-cell>
          <table:table-cell office:value-type="percentage" office:value="0.48074719897473739" table:style-name="ce28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5">
            <text:p>356.085</text:p>
          </table:table-cell>
          <table:table-cell office:value-type="float" office:value="233231" table:style-name="ce25">
            <text:p>233.231</text:p>
          </table:table-cell>
          <table:table-cell office:value-type="percentage" office:value="0.78069215294444505" table:style-name="ce28">
            <text:p>78,1%</text:p>
          </table:table-cell>
          <table:table-cell office:value-type="float" office:value="122854" table:style-name="ce25">
            <text:p>122.854</text:p>
          </table:table-cell>
          <table:table-cell office:value-type="percentage" office:value="0.41122815473859325" table:style-name="ce28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5">
            <text:p>1.274.944</text:p>
          </table:table-cell>
          <table:table-cell office:value-type="float" office:value="853901" table:style-name="ce25">
            <text:p>853.901</text:p>
          </table:table-cell>
          <table:table-cell office:value-type="percentage" office:value="0.91122818774757541" table:style-name="ce28">
            <text:p>91,1%</text:p>
          </table:table-cell>
          <table:table-cell office:value-type="float" office:value="421043" table:style-name="ce25">
            <text:p>421.043</text:p>
          </table:table-cell>
          <table:table-cell office:value-type="percentage" office:value="0.4493099900969813" table:style-name="ce28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5">
            <text:p>768.217</text:p>
          </table:table-cell>
          <table:table-cell office:value-type="float" office:value="516703" table:style-name="ce25">
            <text:p>516.703</text:p>
          </table:table-cell>
          <table:table-cell office:value-type="percentage" office:value="0.83379538486364368" table:style-name="ce28">
            <text:p>83,4%</text:p>
          </table:table-cell>
          <table:table-cell office:value-type="float" office:value="251514" table:style-name="ce25">
            <text:p>251.514</text:p>
          </table:table-cell>
          <table:table-cell office:value-type="percentage" office:value="0.40586412780377601" table:style-name="ce28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5">
            <text:p>219.487</text:p>
          </table:table-cell>
          <table:table-cell office:value-type="float" office:value="144858" table:style-name="ce25">
            <text:p>144.858</text:p>
          </table:table-cell>
          <table:table-cell office:value-type="percentage" office:value="0.83366712707182322" table:style-name="ce28">
            <text:p>83,4%</text:p>
          </table:table-cell>
          <table:table-cell office:value-type="float" office:value="74629" table:style-name="ce25">
            <text:p>74.629</text:p>
          </table:table-cell>
          <table:table-cell office:value-type="percentage" office:value="0.42949470534069983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5">
            <text:p>478.450</text:p>
          </table:table-cell>
          <table:table-cell office:value-type="float" office:value="323922" table:style-name="ce25">
            <text:p>323.922</text:p>
          </table:table-cell>
          <table:table-cell office:value-type="percentage" office:value="0.87780171537742369" table:style-name="ce28">
            <text:p>87,8%</text:p>
          </table:table-cell>
          <table:table-cell office:value-type="float" office:value="154528" table:style-name="ce25">
            <text:p>154.528</text:p>
          </table:table-cell>
          <table:table-cell office:value-type="percentage" office:value="0.41875804506591874" table:style-name="ce28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5">
            <text:p>63.416</text:p>
          </table:table-cell>
          <table:table-cell office:value-type="float" office:value="42450" table:style-name="ce25">
            <text:p>42.450</text:p>
          </table:table-cell>
          <table:table-cell office:value-type="percentage" office:value="0.76523714239359686" table:style-name="ce28">
            <text:p>76,5%</text:p>
          </table:table-cell>
          <table:table-cell office:value-type="float" office:value="20966" table:style-name="ce25">
            <text:p>20.966</text:p>
          </table:table-cell>
          <table:table-cell office:value-type="percentage" office:value="0.37794963315486813" table:style-name="ce28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5">
            <text:p>1.058.277</text:p>
          </table:table-cell>
          <table:table-cell office:value-type="float" office:value="698382" table:style-name="ce25">
            <text:p>698.382</text:p>
          </table:table-cell>
          <table:table-cell office:value-type="percentage" office:value="0.83256579692452948" table:style-name="ce28">
            <text:p>83,3%</text:p>
          </table:table-cell>
          <table:table-cell office:value-type="float" office:value="359895" table:style-name="ce25">
            <text:p>359.895</text:p>
          </table:table-cell>
          <table:table-cell office:value-type="percentage" office:value="0.42904351412859087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5">
            <text:p>237.224</text:p>
          </table:table-cell>
          <table:table-cell office:value-type="float" office:value="151569" table:style-name="ce25">
            <text:p>151.569</text:p>
          </table:table-cell>
          <table:table-cell office:value-type="percentage" office:value="0.76336796724300315" table:style-name="ce28">
            <text:p>76,3%</text:p>
          </table:table-cell>
          <table:table-cell office:value-type="float" office:value="85655" table:style-name="ce25">
            <text:p>85.655</text:p>
          </table:table-cell>
          <table:table-cell office:value-type="percentage" office:value="0.43139615115359625" table:style-name="ce28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5">
            <text:p>117.849</text:p>
          </table:table-cell>
          <table:table-cell office:value-type="float" office:value="80540" table:style-name="ce25">
            <text:p>80.540</text:p>
          </table:table-cell>
          <table:table-cell office:value-type="percentage" office:value="0.82802154871077849" table:style-name="ce28">
            <text:p>82,8%</text:p>
          </table:table-cell>
          <table:table-cell office:value-type="float" office:value="37309" table:style-name="ce25">
            <text:p>37.309</text:p>
          </table:table-cell>
          <table:table-cell office:value-type="percentage" office:value="0.38356910803141836" table:style-name="ce28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5">
            <text:p>370.971</text:p>
          </table:table-cell>
          <table:table-cell office:value-type="float" office:value="265437" table:style-name="ce25">
            <text:p>265.437</text:p>
          </table:table-cell>
          <table:table-cell office:value-type="percentage" office:value="0.69956408526428981" table:style-name="ce28">
            <text:p>70,0%</text:p>
          </table:table-cell>
          <table:table-cell office:value-type="float" office:value="105534" table:style-name="ce25">
            <text:p>105.534</text:p>
          </table:table-cell>
          <table:table-cell office:value-type="percentage" office:value="0.27813679394463303" table:style-name="ce28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5">
            <text:p>11.226</text:p>
          </table:table-cell>
          <table:table-cell office:value-type="float" office:value="7625" table:style-name="ce25">
            <text:p>7.625</text:p>
          </table:table-cell>
          <table:table-cell office:value-type="percentage" office:value="0.76341609931918297" table:style-name="ce28">
            <text:p>76,3%</text:p>
          </table:table-cell>
          <table:table-cell office:value-type="float" office:value="3601" table:style-name="ce25">
            <text:p>3.601</text:p>
          </table:table-cell>
          <table:table-cell office:value-type="percentage" office:value="0.3605326391670004" table:style-name="ce28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5">
            <text:p>10.413</text:p>
          </table:table-cell>
          <table:table-cell office:value-type="float" office:value="7990" table:style-name="ce25">
            <text:p>7.990</text:p>
          </table:table-cell>
          <table:table-cell office:value-type="percentage" office:value="0.70639200778003708" table:style-name="ce28">
            <text:p>70,6%</text:p>
          </table:table-cell>
          <table:table-cell office:value-type="float" office:value="2423" table:style-name="ce25">
            <text:p>2.423</text:p>
          </table:table-cell>
          <table:table-cell office:value-type="percentage" office:value="0.21421624966846434" table:style-name="ce28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29">
            <text:p>Min. Defensa</text:p>
          </table:table-cell>
          <table:table-cell office:value-type="float" office:value="142511" table:style-name="ce30">
            <text:p>142.511</text:p>
          </table:table-cell>
          <table:table-cell office:value-type="float" office:value="28065" table:style-name="ce31">
            <text:p>28.065</text:p>
          </table:table-cell>
          <table:table-cell office:value-type="float" office:value="23217" table:style-name="ce31">
            <text:p>23.217</text:p>
          </table:table-cell>
          <table:table-cell office:value-type="percentage" office:value="0.16291373999200062" table:style-name="ce32">
            <text:p>16,3%</text:p>
          </table:table-cell>
          <table:table-cell office:value-type="float" office:value="4848" table:style-name="ce31">
            <text:p>4.848</text:p>
          </table:table-cell>
          <table:table-cell office:value-type="percentage" office:value="3.4018426647767538E-2" table:style-name="ce32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3">
            <text:p>6.426.581</text:p>
          </table:table-cell>
          <table:table-cell office:value-type="float" office:value="8025619" table:style-name="ce33">
            <text:p>8.025.619</text:p>
          </table:table-cell>
          <table:table-cell office:value-type="float" office:value="5304678" table:style-name="ce33">
            <text:p>5.304.678</text:p>
          </table:table-cell>
          <table:table-cell office:value-type="percentage" office:value="0.82542770409335853" table:style-name="ce34">
            <text:p>82,5%</text:p>
          </table:table-cell>
          <table:table-cell office:value-type="float" office:value="2720941" table:style-name="ce33">
            <text:p>2.720.941</text:p>
          </table:table-cell>
          <table:table-cell office:value-type="percentage" office:value="0.42338857940170677" table:style-name="ce34">
            <text:p>42,3%</text:p>
          </table:table-cell>
          <table:table-cell table:style-name="ce33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con al menos 1 dosis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con al menos 1 dosis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Con al menos 1 dosis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418968" table:style-name="ce42">
            <text:p>418.968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1.013184495884077" table:style-name="ce43">
            <text:p>101,3%</text:p>
          </table:table-cell>
          <table:table-cell office:value-type="float" office:value="350695" table:style-name="ce42">
            <text:p>350.695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0.53921470645667691" table:style-name="ce43">
            <text:p>53,9%</text:p>
          </table:table-cell>
          <table:table-cell office:value-type="float" office:value="329791" table:style-name="ce42">
            <text:p>329.791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0.35997607370869522" table:style-name="ce43">
            <text:p>36,0%</text:p>
          </table:table-cell>
          <table:table-cell office:value-type="float" office:value="147611" table:style-name="ce42">
            <text:p>147.611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0.11668660045959711" table:style-name="ce43">
            <text:p>11,7%</text:p>
          </table:table-cell>
          <table:table-cell office:value-type="float" office:value="330905" table:style-name="ce42">
            <text:p>330.905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0.10995782853683199" table:style-name="ce43">
            <text:p>11,0%</text:p>
          </table:table-cell>
          <table:table-cell office:value-type="float" office:value="28825" table:style-name="ce42">
            <text:p>28.825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4.6057656356356037E-2" table:style-name="ce43">
            <text:p>4,6%</text:p>
          </table:table-cell>
          <table:table-cell office:value-type="float" office:value="275" table:style-name="ce42">
            <text:p>275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1.5116451646593851E-3" table:style-name="ce43">
            <text:p>0,2%</text:p>
          </table:table-cell>
          <table:table-cell office:value-type="float" office:value="1607070" table:style-name="ce44">
            <text:p>1.607.070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0.22755898186588255" table:style-name="ce45">
            <text:p>22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98221" table:style-name="ce47">
            <text:p>98.221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99406924610604508" table:style-name="ce48">
            <text:p>99,4%</text:p>
          </table:table-cell>
          <table:table-cell office:value-type="float" office:value="54136" table:style-name="ce47">
            <text:p>54.136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0.45509646504980877" table:style-name="ce48">
            <text:p>45,5%</text:p>
          </table:table-cell>
          <table:table-cell office:value-type="float" office:value="52183" table:style-name="ce47">
            <text:p>52.183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0.33372130948345879" table:style-name="ce48">
            <text:p>33,4%</text:p>
          </table:table-cell>
          <table:table-cell office:value-type="float" office:value="27013" table:style-name="ce47">
            <text:p>27.013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0.13624625503111981" table:style-name="ce48">
            <text:p>13,6%</text:p>
          </table:table-cell>
          <table:table-cell office:value-type="float" office:value="50549" table:style-name="ce47">
            <text:p>50.549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0.11331747679243549" table:style-name="ce48">
            <text:p>11,3%</text:p>
          </table:table-cell>
          <table:table-cell office:value-type="float" office:value="5787" table:style-name="ce47">
            <text:p>5.787</text:p>
          </table:table-cell>
          <table:table-cell office:value-type="float" office:value="89180" table:style-name="ce47">
            <text:p>89.180</text:p>
          </table:table-cell>
          <table:table-cell office:value-type="percentage" office:value="6.489123121776183E-2" table:style-name="ce48">
            <text:p>6,5%</text:p>
          </table:table-cell>
          <table:table-cell office:value-type="float" office:value="30" table:style-name="ce47">
            <text:p>30</text:p>
          </table:table-cell>
          <table:table-cell office:value-type="float" office:value="25106" table:style-name="ce47">
            <text:p>25.106</text:p>
          </table:table-cell>
          <table:table-cell office:value-type="percentage" office:value="1.1949334820361666E-3" table:style-name="ce48">
            <text:p>0,1%</text:p>
          </table:table-cell>
          <table:table-cell office:value-type="float" office:value="287919" table:style-name="ce49">
            <text:p>287.919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0.25417386145746157" table:style-name="ce50">
            <text:p>25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86078" table:style-name="ce47">
            <text:p>86.078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98009700999703964" table:style-name="ce48">
            <text:p>98,0%</text:p>
          </table:table-cell>
          <table:table-cell office:value-type="float" office:value="59014" table:style-name="ce47">
            <text:p>59.014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0.54017885747237959" table:style-name="ce48">
            <text:p>54,0%</text:p>
          </table:table-cell>
          <table:table-cell office:value-type="float" office:value="60803" table:style-name="ce47">
            <text:p>60.803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0.40629593991393365" table:style-name="ce48">
            <text:p>40,6%</text:p>
          </table:table-cell>
          <table:table-cell office:value-type="float" office:value="22454" table:style-name="ce47">
            <text:p>22.454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0.13805527375572565" table:style-name="ce48">
            <text:p>13,8%</text:p>
          </table:table-cell>
          <table:table-cell office:value-type="float" office:value="33275" table:style-name="ce47">
            <text:p>33.275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0.1033080302395256" table:style-name="ce48">
            <text:p>10,3%</text:p>
          </table:table-cell>
          <table:table-cell office:value-type="float" office:value="3364" table:style-name="ce47">
            <text:p>3.364</text:p>
          </table:table-cell>
          <table:table-cell office:value-type="float" office:value="54179" table:style-name="ce47">
            <text:p>54.179</text:p>
          </table:table-cell>
          <table:table-cell office:value-type="percentage" office:value="6.2090477860425625E-2" table:style-name="ce48">
            <text:p>6,2%</text:p>
          </table:table-cell>
          <table:table-cell office:value-type="float" office:value="36" table:style-name="ce47">
            <text:p>36</text:p>
          </table:table-cell>
          <table:table-cell office:value-type="float" office:value="15563" table:style-name="ce47">
            <text:p>15.563</text:p>
          </table:table-cell>
          <table:table-cell office:value-type="percentage" office:value="2.3131786930540386E-3" table:style-name="ce48">
            <text:p>0,2%</text:p>
          </table:table-cell>
          <table:table-cell office:value-type="float" office:value="265024" table:style-name="ce49">
            <text:p>265.024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29407606892518828" table:style-name="ce50">
            <text:p>29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48065" table:style-name="ce47">
            <text:p>48.065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9701869121149731" table:style-name="ce48">
            <text:p>97,0%</text:p>
          </table:table-cell>
          <table:table-cell office:value-type="float" office:value="34385" table:style-name="ce47">
            <text:p>34.385</text:p>
          </table:table-cell>
          <table:table-cell office:value-type="float" office:value="80516" table:style-name="ce47">
            <text:p>80.516</text:p>
          </table:table-cell>
          <table:table-cell office:value-type="percentage" office:value="0.42705797605444878" table:style-name="ce48">
            <text:p>42,7%</text:p>
          </table:table-cell>
          <table:table-cell office:value-type="float" office:value="49049" table:style-name="ce47">
            <text:p>49.049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0.41839615801281232" table:style-name="ce48">
            <text:p>41,8%</text:p>
          </table:table-cell>
          <table:table-cell office:value-type="float" office:value="20812" table:style-name="ce47">
            <text:p>20.812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0.12552699988540203" table:style-name="ce48">
            <text:p>12,6%</text:p>
          </table:table-cell>
          <table:table-cell office:value-type="float" office:value="42821" table:style-name="ce47">
            <text:p>42.821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9.2275898925556071E-2" table:style-name="ce48">
            <text:p>9,2%</text:p>
          </table:table-cell>
          <table:table-cell office:value-type="float" office:value="3721" table:style-name="ce47">
            <text:p>3.721</text:p>
          </table:table-cell>
          <table:table-cell office:value-type="float" office:value="85839" table:style-name="ce47">
            <text:p>85.839</text:p>
          </table:table-cell>
          <table:table-cell office:value-type="percentage" office:value="4.3348594461724857E-2" table:style-name="ce48">
            <text:p>4,3%</text:p>
          </table:table-cell>
          <table:table-cell office:value-type="float" office:value="33" table:style-name="ce47">
            <text:p>33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4163090128755365E-3" table:style-name="ce48">
            <text:p>0,1%</text:p>
          </table:table-cell>
          <table:table-cell office:value-type="float" office:value="198886" table:style-name="ce49">
            <text:p>198.886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0.20165287915488417" table:style-name="ce50">
            <text:p>20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83418" table:style-name="ce47">
            <text:p>83.418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92444257280907838" table:style-name="ce48">
            <text:p>92,4%</text:p>
          </table:table-cell>
          <table:table-cell office:value-type="float" office:value="71863" table:style-name="ce47">
            <text:p>71.863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0.46503937721233929" table:style-name="ce48">
            <text:p>46,5%</text:p>
          </table:table-cell>
          <table:table-cell office:value-type="float" office:value="111366" table:style-name="ce47">
            <text:p>111.366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0.4737124189678934" table:style-name="ce48">
            <text:p>47,4%</text:p>
          </table:table-cell>
          <table:table-cell office:value-type="float" office:value="29167" table:style-name="ce47">
            <text:p>29.167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8.3212557629981282E-2" table:style-name="ce48">
            <text:p>8,3%</text:p>
          </table:table-cell>
          <table:table-cell office:value-type="float" office:value="67397" table:style-name="ce47">
            <text:p>67.397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8.0966013183391375E-2" table:style-name="ce48">
            <text:p>8,1%</text:p>
          </table:table-cell>
          <table:table-cell office:value-type="float" office:value="5922" table:style-name="ce47">
            <text:p>5.922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3.6132008126956237E-2" table:style-name="ce48">
            <text:p>3,6%</text:p>
          </table:table-cell>
          <table:table-cell office:value-type="float" office:value="44" table:style-name="ce47">
            <text:p>44</text:p>
          </table:table-cell>
          <table:table-cell office:value-type="float" office:value="44352" table:style-name="ce47">
            <text:p>44.352</text:p>
          </table:table-cell>
          <table:table-cell office:value-type="percentage" office:value="9.9206349206349201E-4" table:style-name="ce48">
            <text:p>0,1%</text:p>
          </table:table-cell>
          <table:table-cell office:value-type="float" office:value="369177" table:style-name="ce49">
            <text:p>369.177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0.19731185927773587" table:style-name="ce50">
            <text:p>19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39139" table:style-name="ce47">
            <text:p>39.139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95363286389552171" table:style-name="ce48">
            <text:p>95,4%</text:p>
          </table:table-cell>
          <table:table-cell office:value-type="float" office:value="26079" table:style-name="ce47">
            <text:p>26.079</text:p>
          </table:table-cell>
          <table:table-cell office:value-type="float" office:value="53066" table:style-name="ce47">
            <text:p>53.066</text:p>
          </table:table-cell>
          <table:table-cell office:value-type="percentage" office:value="0.49144461613839369" table:style-name="ce48">
            <text:p>49,1%</text:p>
          </table:table-cell>
          <table:table-cell office:value-type="float" office:value="19426" table:style-name="ce47">
            <text:p>19.426</text:p>
          </table:table-cell>
          <table:table-cell office:value-type="float" office:value="77345" table:style-name="ce47">
            <text:p>77.345</text:p>
          </table:table-cell>
          <table:table-cell office:value-type="percentage" office:value="0.25116038528670243" table:style-name="ce48">
            <text:p>25,1%</text:p>
          </table:table-cell>
          <table:table-cell office:value-type="float" office:value="11268" table:style-name="ce47">
            <text:p>11.268</text:p>
          </table:table-cell>
          <table:table-cell office:value-type="float" office:value="89964" table:style-name="ce47">
            <text:p>89.964</text:p>
          </table:table-cell>
          <table:table-cell office:value-type="percentage" office:value="0.12525010004001599" table:style-name="ce48">
            <text:p>12,5%</text:p>
          </table:table-cell>
          <table:table-cell office:value-type="float" office:value="22596" table:style-name="ce47">
            <text:p>22.596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0.11632971411802863" table:style-name="ce48">
            <text:p>11,6%</text:p>
          </table:table-cell>
          <table:table-cell office:value-type="float" office:value="1571" table:style-name="ce47">
            <text:p>1.571</text:p>
          </table:table-cell>
          <table:table-cell office:value-type="float" office:value="34935" table:style-name="ce47">
            <text:p>34.935</text:p>
          </table:table-cell>
          <table:table-cell office:value-type="percentage" office:value="4.4969228567339342E-2" table:style-name="ce48">
            <text:p>4,5%</text:p>
          </table:table-cell>
          <table:table-cell office:value-type="float" office:value="5" table:style-name="ce47">
            <text:p>5</text:p>
          </table:table-cell>
          <table:table-cell office:value-type="float" office:value="10791" table:style-name="ce47">
            <text:p>10.791</text:p>
          </table:table-cell>
          <table:table-cell office:value-type="percentage" office:value="4.6334908720229822E-4" table:style-name="ce48">
            <text:p>0,0%</text:p>
          </table:table-cell>
          <table:table-cell office:value-type="float" office:value="120084" table:style-name="ce49">
            <text:p>120.084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0.23950505002154038" table:style-name="ce50">
            <text:p>24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223804" table:style-name="ce47">
            <text:p>223.804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1.0006572564238991" table:style-name="ce48">
            <text:p>100,1%</text:p>
          </table:table-cell>
          <table:table-cell office:value-type="float" office:value="107286" table:style-name="ce47">
            <text:p>107.286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0.43717044945193756" table:style-name="ce48">
            <text:p>43,7%</text:p>
          </table:table-cell>
          <table:table-cell office:value-type="float" office:value="111698" table:style-name="ce47">
            <text:p>111.698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0.35061759397316172" table:style-name="ce48">
            <text:p>35,1%</text:p>
          </table:table-cell>
          <table:table-cell office:value-type="float" office:value="56466" table:style-name="ce47">
            <text:p>56.466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0.14813668262609037" table:style-name="ce48">
            <text:p>14,8%</text:p>
          </table:table-cell>
          <table:table-cell office:value-type="float" office:value="88932" table:style-name="ce47">
            <text:p>88.932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0.12034914405575478" table:style-name="ce48">
            <text:p>12,0%</text:p>
          </table:table-cell>
          <table:table-cell office:value-type="float" office:value="7816" table:style-name="ce47">
            <text:p>7.816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5.4119178518508261E-2" table:style-name="ce48">
            <text:p>5,4%</text:p>
          </table:table-cell>
          <table:table-cell office:value-type="float" office:value="97" table:style-name="ce47">
            <text:p>97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3842296725985644E-3" table:style-name="ce48">
            <text:p>0,2%</text:p>
          </table:table-cell>
          <table:table-cell office:value-type="float" office:value="596099" table:style-name="ce49">
            <text:p>596.099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28482330270398631" table:style-name="ce50">
            <text:p>28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133227" table:style-name="ce47">
            <text:p>133.227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98545053774575797" table:style-name="ce48">
            <text:p>98,5%</text:p>
          </table:table-cell>
          <table:table-cell office:value-type="float" office:value="58115" table:style-name="ce47">
            <text:p>58.115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0.36527111708914461" table:style-name="ce48">
            <text:p>36,5%</text:p>
          </table:table-cell>
          <table:table-cell office:value-type="float" office:value="80599" table:style-name="ce47">
            <text:p>80.599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0.36896870593836406" table:style-name="ce48">
            <text:p>36,9%</text:p>
          </table:table-cell>
          <table:table-cell office:value-type="float" office:value="45565" table:style-name="ce47">
            <text:p>45.565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0.14818946396164928" table:style-name="ce48">
            <text:p>14,8%</text:p>
          </table:table-cell>
          <table:table-cell office:value-type="float" office:value="75267" table:style-name="ce47">
            <text:p>75.267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0.10632959674514209" table:style-name="ce48">
            <text:p>10,6%</text:p>
          </table:table-cell>
          <table:table-cell office:value-type="float" office:value="6112" table:style-name="ce47">
            <text:p>6.112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4.0878021375352798E-2" table:style-name="ce48">
            <text:p>4,1%</text:p>
          </table:table-cell>
          <table:table-cell office:value-type="float" office:value="94" table:style-name="ce47">
            <text:p>94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2188650741195356E-3" table:style-name="ce48">
            <text:p>0,2%</text:p>
          </table:table-cell>
          <table:table-cell office:value-type="float" office:value="398979" table:style-name="ce49">
            <text:p>398.979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0.23196939005700121" table:style-name="ce50">
            <text:p>23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436841" table:style-name="ce47">
            <text:p>436.841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9768446050501346" table:style-name="ce48">
            <text:p>97,7%</text:p>
          </table:table-cell>
          <table:table-cell office:value-type="float" office:value="267064" table:style-name="ce47">
            <text:p>267.064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0.42037991978491779" table:style-name="ce48">
            <text:p>42,0%</text:p>
          </table:table-cell>
          <table:table-cell office:value-type="float" office:value="414020" table:style-name="ce47">
            <text:p>414.020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0.49430266098683834" table:style-name="ce48">
            <text:p>49,4%</text:p>
          </table:table-cell>
          <table:table-cell office:value-type="float" office:value="134776" table:style-name="ce47">
            <text:p>134.776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0.1234461155177783" table:style-name="ce48">
            <text:p>12,3%</text:p>
          </table:table-cell>
          <table:table-cell office:value-type="float" office:value="295855" table:style-name="ce47">
            <text:p>295.855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0.10552584403197859" table:style-name="ce48">
            <text:p>10,6%</text:p>
          </table:table-cell>
          <table:table-cell office:value-type="float" office:value="35909" table:style-name="ce47">
            <text:p>35.909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6.4547846907153483E-2" table:style-name="ce48">
            <text:p>6,5%</text:p>
          </table:table-cell>
          <table:table-cell office:value-type="float" office:value="326" table:style-name="ce47">
            <text:p>326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2.0392333483460943E-3" table:style-name="ce48">
            <text:p>0,2%</text:p>
          </table:table-cell>
          <table:table-cell office:value-type="float" office:value="1584791" table:style-name="ce49">
            <text:p>1.584.791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0.24263226886649608" table:style-name="ce50">
            <text:p>24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285902" table:style-name="ce47">
            <text:p>285.902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1.0338877015596806" table:style-name="ce48">
            <text:p>103,4%</text:p>
          </table:table-cell>
          <table:table-cell office:value-type="float" office:value="205258" table:style-name="ce47">
            <text:p>205.258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0.46877326646294953" table:style-name="ce48">
            <text:p>46,9%</text:p>
          </table:table-cell>
          <table:table-cell office:value-type="float" office:value="192973" table:style-name="ce47">
            <text:p>192.973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0.3322949814715323" table:style-name="ce48">
            <text:p>33,2%</text:p>
          </table:table-cell>
          <table:table-cell office:value-type="float" office:value="90774" table:style-name="ce47">
            <text:p>90.774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0.12065651691934699" table:style-name="ce48">
            <text:p>12,1%</text:p>
          </table:table-cell>
          <table:table-cell office:value-type="float" office:value="200529" table:style-name="ce47">
            <text:p>200.529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0.11355195199004285" table:style-name="ce48">
            <text:p>11,4%</text:p>
          </table:table-cell>
          <table:table-cell office:value-type="float" office:value="17597" table:style-name="ce47">
            <text:p>17.597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4.9873311528934289E-2" table:style-name="ce48">
            <text:p>5,0%</text:p>
          </table:table-cell>
          <table:table-cell office:value-type="float" office:value="117" table:style-name="ce47">
            <text:p>117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1.1353821968189889E-3" table:style-name="ce48">
            <text:p>0,1%</text:p>
          </table:table-cell>
          <table:table-cell office:value-type="float" office:value="993150" table:style-name="ce49">
            <text:p>993.150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0.23262568497682878" table:style-name="ce50">
            <text:p>23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76407" table:style-name="ce47">
            <text:p>76.407</text:p>
          </table:table-cell>
          <table:table-cell office:value-type="float" office:value="76005" table:style-name="ce47">
            <text:p>76.005</text:p>
          </table:table-cell>
          <table:table-cell office:value-type="percentage" office:value="1.0052891257154135" table:style-name="ce48">
            <text:p>100,5%</text:p>
          </table:table-cell>
          <table:table-cell office:value-type="float" office:value="53520" table:style-name="ce47">
            <text:p>53.520</text:p>
          </table:table-cell>
          <table:table-cell office:value-type="float" office:value="91876" table:style-name="ce47">
            <text:p>91.876</text:p>
          </table:table-cell>
          <table:table-cell office:value-type="percentage" office:value="0.58252427184466016" table:style-name="ce48">
            <text:p>58,3%</text:p>
          </table:table-cell>
          <table:table-cell office:value-type="float" office:value="54456" table:style-name="ce47">
            <text:p>54.456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0.43461535391908823" table:style-name="ce48">
            <text:p>43,5%</text:p>
          </table:table-cell>
          <table:table-cell office:value-type="float" office:value="23509" table:style-name="ce47">
            <text:p>23.509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0.13892894288956126" table:style-name="ce48">
            <text:p>13,9%</text:p>
          </table:table-cell>
          <table:table-cell office:value-type="float" office:value="42473" table:style-name="ce47">
            <text:p>42.473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0.12073807912945096" table:style-name="ce48">
            <text:p>12,1%</text:p>
          </table:table-cell>
          <table:table-cell office:value-type="float" office:value="2244" table:style-name="ce47">
            <text:p>2.244</text:p>
          </table:table-cell>
          <table:table-cell office:value-type="float" office:value="76088" table:style-name="ce47">
            <text:p>76.088</text:p>
          </table:table-cell>
          <table:table-cell office:value-type="percentage" office:value="2.9492166964567343E-2" table:style-name="ce48">
            <text:p>2,9%</text:p>
          </table:table-cell>
          <table:table-cell office:value-type="float" office:value="50" table:style-name="ce47">
            <text:p>50</text:p>
          </table:table-cell>
          <table:table-cell office:value-type="float" office:value="20953" table:style-name="ce47">
            <text:p>20.953</text:p>
          </table:table-cell>
          <table:table-cell office:value-type="percentage" office:value="2.3862931322483653E-3" table:style-name="ce48">
            <text:p>0,2%</text:p>
          </table:table-cell>
          <table:table-cell office:value-type="float" office:value="252659" table:style-name="ce49">
            <text:p>252.659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0.27727765077978472" table:style-name="ce50">
            <text:p>27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225824" table:style-name="ce47">
            <text:p>225.824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96381592986828968" table:style-name="ce48">
            <text:p>96,4%</text:p>
          </table:table-cell>
          <table:table-cell office:value-type="float" office:value="154498" table:style-name="ce47">
            <text:p>154.498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0.53318930708650547" table:style-name="ce48">
            <text:p>53,3%</text:p>
          </table:table-cell>
          <table:table-cell office:value-type="float" office:value="104008" table:style-name="ce47">
            <text:p>104.008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0.29979794020067624" table:style-name="ce48">
            <text:p>30,0%</text:p>
          </table:table-cell>
          <table:table-cell office:value-type="float" office:value="66314" table:style-name="ce47">
            <text:p>66.314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0.16337964320294465" table:style-name="ce48">
            <text:p>16,3%</text:p>
          </table:table-cell>
          <table:table-cell office:value-type="float" office:value="96932" table:style-name="ce47">
            <text:p>96.932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0.10903438004778382" table:style-name="ce48">
            <text:p>10,9%</text:p>
          </table:table-cell>
          <table:table-cell office:value-type="float" office:value="5126" table:style-name="ce47">
            <text:p>5.126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3.3559199973812563E-2" table:style-name="ce48">
            <text:p>3,4%</text:p>
          </table:table-cell>
          <table:table-cell office:value-type="float" office:value="11" table:style-name="ce47">
            <text:p>11</text:p>
          </table:table-cell>
          <table:table-cell office:value-type="float" office:value="44014" table:style-name="ce47">
            <text:p>44.014</text:p>
          </table:table-cell>
          <table:table-cell office:value-type="percentage" office:value="2.4992047984732132E-4" table:style-name="ce48">
            <text:p>0,0%</text:p>
          </table:table-cell>
          <table:table-cell office:value-type="float" office:value="652713" table:style-name="ce49">
            <text:p>652.713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0.27626391291447755" table:style-name="ce50">
            <text:p>27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22471" table:style-name="ce47">
            <text:p>22.471</text:p>
          </table:table-cell>
          <table:table-cell office:value-type="float" office:value="22207" table:style-name="ce47">
            <text:p>22.207</text:p>
          </table:table-cell>
          <table:table-cell office:value-type="percentage" office:value="1.0118881433782141" table:style-name="ce48">
            <text:p>101,2%</text:p>
          </table:table-cell>
          <table:table-cell office:value-type="float" office:value="12053" table:style-name="ce47">
            <text:p>12.053</text:p>
          </table:table-cell>
          <table:table-cell office:value-type="float" office:value="28125" table:style-name="ce47">
            <text:p>28.125</text:p>
          </table:table-cell>
          <table:table-cell office:value-type="percentage" office:value="0.4285511111111111" table:style-name="ce48">
            <text:p>42,9%</text:p>
          </table:table-cell>
          <table:table-cell office:value-type="float" office:value="15635" table:style-name="ce47">
            <text:p>15.635</text:p>
          </table:table-cell>
          <table:table-cell office:value-type="float" office:value="37718" table:style-name="ce47">
            <text:p>37.718</text:p>
          </table:table-cell>
          <table:table-cell office:value-type="percentage" office:value="0.41452356964844372" table:style-name="ce48">
            <text:p>41,5%</text:p>
          </table:table-cell>
          <table:table-cell office:value-type="float" office:value="6790" table:style-name="ce47">
            <text:p>6.790</text:p>
          </table:table-cell>
          <table:table-cell office:value-type="float" office:value="47664" table:style-name="ce47">
            <text:p>47.664</text:p>
          </table:table-cell>
          <table:table-cell office:value-type="percentage" office:value="0.14245552198724404" table:style-name="ce48">
            <text:p>14,2%</text:p>
          </table:table-cell>
          <table:table-cell office:value-type="float" office:value="13099" table:style-name="ce47">
            <text:p>13.099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0.12171755654258581" table:style-name="ce48">
            <text:p>12,2%</text:p>
          </table:table-cell>
          <table:table-cell office:value-type="float" office:value="1286" table:style-name="ce47">
            <text:p>1.286</text:p>
          </table:table-cell>
          <table:table-cell office:value-type="float" office:value="21170" table:style-name="ce47">
            <text:p>21.170</text:p>
          </table:table-cell>
          <table:table-cell office:value-type="percentage" office:value="6.0746339159187528E-2" table:style-name="ce48">
            <text:p>6,1%</text:p>
          </table:table-cell>
          <table:table-cell office:value-type="float" office:value="9" table:style-name="ce47">
            <text:p>9</text:p>
          </table:table-cell>
          <table:table-cell office:value-type="float" office:value="6286" table:style-name="ce47">
            <text:p>6.286</text:p>
          </table:table-cell>
          <table:table-cell office:value-type="percentage" office:value="1.4317531021317213E-3" table:style-name="ce48">
            <text:p>0,1%</text:p>
          </table:table-cell>
          <table:table-cell office:value-type="float" office:value="71343" table:style-name="ce49">
            <text:p>71.343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0.26346440758083817" table:style-name="ce50">
            <text:p>26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355374" table:style-name="ce47">
            <text:p>355.374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97597508527361709" table:style-name="ce48">
            <text:p>97,6%</text:p>
          </table:table-cell>
          <table:table-cell office:value-type="float" office:value="211688" table:style-name="ce47">
            <text:p>211.688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0.4023867047089707" table:style-name="ce48">
            <text:p>40,2%</text:p>
          </table:table-cell>
          <table:table-cell office:value-type="float" office:value="290507" table:style-name="ce47">
            <text:p>290.507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0.41304919645738869" table:style-name="ce48">
            <text:p>41,3%</text:p>
          </table:table-cell>
          <table:table-cell office:value-type="float" office:value="108773" table:style-name="ce47">
            <text:p>108.773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0.11181630435564767" table:style-name="ce48">
            <text:p>11,2%</text:p>
          </table:table-cell>
          <table:table-cell office:value-type="float" office:value="272384" table:style-name="ce47">
            <text:p>272.384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0.10835819339891166" table:style-name="ce48">
            <text:p>10,8%</text:p>
          </table:table-cell>
          <table:table-cell office:value-type="float" office:value="22765" table:style-name="ce47">
            <text:p>22.765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4.7455160970240724E-2" table:style-name="ce48">
            <text:p>4,7%</text:p>
          </table:table-cell>
          <table:table-cell office:value-type="float" office:value="176" table:style-name="ce47">
            <text:p>176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1.295441664642539E-3" table:style-name="ce48">
            <text:p>0,1%</text:p>
          </table:table-cell>
          <table:table-cell office:value-type="float" office:value="1261667" table:style-name="ce49">
            <text:p>1.261.667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0.22151518806634499" table:style-name="ce50">
            <text:p>22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69024" table:style-name="ce47">
            <text:p>69.024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98929354602915254" table:style-name="ce48">
            <text:p>98,9%</text:p>
          </table:table-cell>
          <table:table-cell office:value-type="float" office:value="41032" table:style-name="ce47">
            <text:p>41.032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0.39875994907627871" table:style-name="ce48">
            <text:p>39,9%</text:p>
          </table:table-cell>
          <table:table-cell office:value-type="float" office:value="40595" table:style-name="ce47">
            <text:p>40.595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0.2763275224799025" table:style-name="ce48">
            <text:p>27,6%</text:p>
          </table:table-cell>
          <table:table-cell office:value-type="float" office:value="25295" table:style-name="ce47">
            <text:p>25.295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0.1186133098248115" table:style-name="ce48">
            <text:p>11,9%</text:p>
          </table:table-cell>
          <table:table-cell office:value-type="float" office:value="58373" table:style-name="ce47">
            <text:p>58.373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0.10588918215377359" table:style-name="ce48">
            <text:p>10,6%</text:p>
          </table:table-cell>
          <table:table-cell office:value-type="float" office:value="7042" table:style-name="ce47">
            <text:p>7.042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5.9342529936713663E-2" table:style-name="ce48">
            <text:p>5,9%</text:p>
          </table:table-cell>
          <table:table-cell office:value-type="float" office:value="106" table:style-name="ce47">
            <text:p>106</text:p>
          </table:table-cell>
          <table:table-cell office:value-type="float" office:value="34712" table:style-name="ce47">
            <text:p>34.712</text:p>
          </table:table-cell>
          <table:table-cell office:value-type="percentage" office:value="3.0536990089882463E-3" table:style-name="ce48">
            <text:p>0,3%</text:p>
          </table:table-cell>
          <table:table-cell office:value-type="float" office:value="241467" table:style-name="ce49">
            <text:p>241.467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0.1951281597505897" table:style-name="ce50">
            <text:p>19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40612" table:style-name="ce47">
            <text:p>40.612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98654229218286937" table:style-name="ce48">
            <text:p>98,7%</text:p>
          </table:table-cell>
          <table:table-cell office:value-type="float" office:value="27150" table:style-name="ce47">
            <text:p>27.150</text:p>
          </table:table-cell>
          <table:table-cell office:value-type="float" office:value="55792" table:style-name="ce47">
            <text:p>55.792</text:p>
          </table:table-cell>
          <table:table-cell office:value-type="percentage" office:value="0.48662890737023229" table:style-name="ce48">
            <text:p>48,7%</text:p>
          </table:table-cell>
          <table:table-cell office:value-type="float" office:value="26830" table:style-name="ce47">
            <text:p>26.830</text:p>
          </table:table-cell>
          <table:table-cell office:value-type="float" office:value="73844" table:style-name="ce47">
            <text:p>73.844</text:p>
          </table:table-cell>
          <table:table-cell office:value-type="percentage" office:value="0.36333351389415525" table:style-name="ce48">
            <text:p>36,3%</text:p>
          </table:table-cell>
          <table:table-cell office:value-type="float" office:value="13642" table:style-name="ce47">
            <text:p>13.642</text:p>
          </table:table-cell>
          <table:table-cell office:value-type="float" office:value="96694" table:style-name="ce47">
            <text:p>96.694</text:p>
          </table:table-cell>
          <table:table-cell office:value-type="percentage" office:value="0.1410842451444764" table:style-name="ce48">
            <text:p>14,1%</text:p>
          </table:table-cell>
          <table:table-cell office:value-type="float" office:value="26126" table:style-name="ce47">
            <text:p>26.126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0.1171422422296752" table:style-name="ce48">
            <text:p>11,7%</text:p>
          </table:table-cell>
          <table:table-cell office:value-type="float" office:value="3282" table:style-name="ce47">
            <text:p>3.282</text:p>
          </table:table-cell>
          <table:table-cell office:value-type="float" office:value="48505" table:style-name="ce47">
            <text:p>48.505</text:p>
          </table:table-cell>
          <table:table-cell office:value-type="percentage" office:value="6.7663127512627569E-2" table:style-name="ce48">
            <text:p>6,8%</text:p>
          </table:table-cell>
          <table:table-cell office:value-type="float" office:value="5" table:style-name="ce47">
            <text:p>5</text:p>
          </table:table-cell>
          <table:table-cell office:value-type="float" office:value="13906" table:style-name="ce47">
            <text:p>13.906</text:p>
          </table:table-cell>
          <table:table-cell office:value-type="percentage" office:value="3.5955702574428305E-4" table:style-name="ce48">
            <text:p>0,0%</text:p>
          </table:table-cell>
          <table:table-cell office:value-type="float" office:value="137647" table:style-name="ce49">
            <text:p>137.647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0.24893884452964635" table:style-name="ce50">
            <text:p>24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152525" table:style-name="ce47">
            <text:p>152.525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96565368787591011" table:style-name="ce48">
            <text:p>96,6%</text:p>
          </table:table-cell>
          <table:table-cell office:value-type="float" office:value="59122" table:style-name="ce47">
            <text:p>59.122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0.27746256118565238" table:style-name="ce48">
            <text:p>27,7%</text:p>
          </table:table-cell>
          <table:table-cell office:value-type="float" office:value="92377" table:style-name="ce47">
            <text:p>92.377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0.32977770161966879" table:style-name="ce48">
            <text:p>33,0%</text:p>
          </table:table-cell>
          <table:table-cell office:value-type="float" office:value="50260" table:style-name="ce47">
            <text:p>50.260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0.14783352991525897" table:style-name="ce48">
            <text:p>14,8%</text:p>
          </table:table-cell>
          <table:table-cell office:value-type="float" office:value="93129" table:style-name="ce47">
            <text:p>93.129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0.12848055250127957" table:style-name="ce48">
            <text:p>12,8%</text:p>
          </table:table-cell>
          <table:table-cell office:value-type="float" office:value="11923" table:style-name="ce47">
            <text:p>11.923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8.4968251819017557E-2" table:style-name="ce48">
            <text:p>8,5%</text:p>
          </table:table-cell>
          <table:table-cell office:value-type="float" office:value="8" table:style-name="ce47">
            <text:p>8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9127773527161438E-4" table:style-name="ce48">
            <text:p>0,0%</text:p>
          </table:table-cell>
          <table:table-cell office:value-type="float" office:value="459344" table:style-name="ce49">
            <text:p>459.344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0.24199906960718562" table:style-name="ce50">
            <text:p>24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2245" table:style-name="ce47">
            <text:p>2.245</text:p>
          </table:table-cell>
          <table:table-cell office:value-type="float" office:value="2605" table:style-name="ce47">
            <text:p>2.605</text:p>
          </table:table-cell>
          <table:table-cell office:value-type="percentage" office:value="0.86180422264875245" table:style-name="ce48">
            <text:p>86,2%</text:p>
          </table:table-cell>
          <table:table-cell office:value-type="float" office:value="3323" table:style-name="ce47">
            <text:p>3.323</text:p>
          </table:table-cell>
          <table:table-cell office:value-type="float" office:value="4318" table:style-name="ce47">
            <text:p>4.318</text:p>
          </table:table-cell>
          <table:table-cell office:value-type="percentage" office:value="0.76956924502084301" table:style-name="ce48">
            <text:p>77,0%</text:p>
          </table:table-cell>
          <table:table-cell office:value-type="float" office:value="2810" table:style-name="ce47">
            <text:p>2.810</text:p>
          </table:table-cell>
          <table:table-cell office:value-type="float" office:value="7857" table:style-name="ce47">
            <text:p>7.857</text:p>
          </table:table-cell>
          <table:table-cell office:value-type="percentage" office:value="0.35764286623393154" table:style-name="ce48">
            <text:p>35,8%</text:p>
          </table:table-cell>
          <table:table-cell office:value-type="float" office:value="1824" table:style-name="ce47">
            <text:p>1.824</text:p>
          </table:table-cell>
          <table:table-cell office:value-type="float" office:value="11556" table:style-name="ce47">
            <text:p>11.556</text:p>
          </table:table-cell>
          <table:table-cell office:value-type="percentage" office:value="0.15784008307372793" table:style-name="ce48">
            <text:p>15,8%</text:p>
          </table:table-cell>
          <table:table-cell office:value-type="float" office:value="3572" table:style-name="ce47">
            <text:p>3.572</text:p>
          </table:table-cell>
          <table:table-cell office:value-type="float" office:value="30066" table:style-name="ce47">
            <text:p>30.066</text:p>
          </table:table-cell>
          <table:table-cell office:value-type="percentage" office:value="0.11880529501762789" table:style-name="ce48">
            <text:p>11,9%</text:p>
          </table:table-cell>
          <table:table-cell office:value-type="float" office:value="297" table:style-name="ce47">
            <text:p>297</text:p>
          </table:table-cell>
          <table:table-cell office:value-type="float" office:value="7581" table:style-name="ce47">
            <text:p>7.581</text:p>
          </table:table-cell>
          <table:table-cell office:value-type="percentage" office:value="3.9176889592402057E-2" table:style-name="ce48">
            <text:p>3,9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14071" table:style-name="ce49">
            <text:p>14.071</text:p>
          </table:table-cell>
          <table:table-cell office:value-type="float" office:value="66158" table:style-name="ce49">
            <text:p>66.158</text:p>
          </table:table-cell>
          <table:table-cell office:value-type="percentage" office:value="0.2126878079748481" table:style-name="ce50">
            <text:p>21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717" table:style-name="ce47">
            <text:p>1.717</text:p>
          </table:table-cell>
          <table:table-cell office:value-type="float" office:value="2349" table:style-name="ce47">
            <text:p>2.349</text:p>
          </table:table-cell>
          <table:table-cell office:value-type="percentage" office:value="0.73094934014474244" table:style-name="ce48">
            <text:p>73,1%</text:p>
          </table:table-cell>
          <table:table-cell office:value-type="float" office:value="2596" table:style-name="ce47">
            <text:p>2.596</text:p>
          </table:table-cell>
          <table:table-cell office:value-type="float" office:value="3748" table:style-name="ce47">
            <text:p>3.748</text:p>
          </table:table-cell>
          <table:table-cell office:value-type="percentage" office:value="0.69263607257203841" table:style-name="ce48">
            <text:p>69,3%</text:p>
          </table:table-cell>
          <table:table-cell office:value-type="float" office:value="2913" table:style-name="ce47">
            <text:p>2.913</text:p>
          </table:table-cell>
          <table:table-cell office:value-type="float" office:value="7827" table:style-name="ce47">
            <text:p>7.827</text:p>
          </table:table-cell>
          <table:table-cell office:value-type="percentage" office:value="0.37217324645458028" table:style-name="ce48">
            <text:p>37,2%</text:p>
          </table:table-cell>
          <table:table-cell office:value-type="float" office:value="1551" table:style-name="ce47">
            <text:p>1.551</text:p>
          </table:table-cell>
          <table:table-cell office:value-type="float" office:value="11299" table:style-name="ce47">
            <text:p>11.299</text:p>
          </table:table-cell>
          <table:table-cell office:value-type="percentage" office:value="0.13726878484821667" table:style-name="ce48">
            <text:p>13,7%</text:p>
          </table:table-cell>
          <table:table-cell office:value-type="float" office:value="3253" table:style-name="ce47">
            <text:p>3.253</text:p>
          </table:table-cell>
          <table:table-cell office:value-type="float" office:value="30095" table:style-name="ce47">
            <text:p>30.095</text:p>
          </table:table-cell>
          <table:table-cell office:value-type="percentage" office:value="0.10809104502409038" table:style-name="ce48">
            <text:p>10,8%</text:p>
          </table:table-cell>
          <table:table-cell office:value-type="float" office:value="194" table:style-name="ce47">
            <text:p>194</text:p>
          </table:table-cell>
          <table:table-cell office:value-type="float" office:value="8536" table:style-name="ce47">
            <text:p>8.536</text:p>
          </table:table-cell>
          <table:table-cell office:value-type="percentage" office:value="2.2727272727272728E-2" table:style-name="ce48">
            <text:p>2,3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12230" table:style-name="ce49">
            <text:p>12.230</text:p>
          </table:table-cell>
          <table:table-cell office:value-type="float" office:value="66178" table:style-name="ce49">
            <text:p>66.178</text:p>
          </table:table-cell>
          <table:table-cell office:value-type="percentage" office:value="0.18480461784883193" table:style-name="ce50">
            <text:p>18,5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26" table:style-name="ce52">
            <text:p>26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0" table:style-name="ce52">
            <text:p>1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2883" table:style-name="ce52">
            <text:p>2.883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7860" table:style-name="ce52">
            <text:p>7.86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7525" table:style-name="ce52">
            <text:p>47.525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6289" table:style-name="ce52">
            <text:p>6.289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64593" table:style-name="ce54">
            <text:p>64.593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2799888" table:style-name="ce58">
            <text:p>2.799.888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98795493616144392" table:style-name="ce59">
            <text:p>98,8%</text:p>
          </table:table-cell>
          <table:table-cell office:value-type="float" office:value="1798887" table:style-name="ce58">
            <text:p>1.798.887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0.45425923190266776" table:style-name="ce59">
            <text:p>45,4%</text:p>
          </table:table-cell>
          <table:table-cell office:value-type="float" office:value="2054922" table:style-name="ce58">
            <text:p>2.054.922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0.3850341747195889" table:style-name="ce59">
            <text:p>38,5%</text:p>
          </table:table-cell>
          <table:table-cell office:value-type="float" office:value="891724" table:style-name="ce58">
            <text:p>891.724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0.12678589556603964" table:style-name="ce59">
            <text:p>12,7%</text:p>
          </table:table-cell>
          <table:table-cell office:value-type="float" office:value="1864992" table:style-name="ce58">
            <text:p>1.864.992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0.11163530379568246" table:style-name="ce59">
            <text:p>11,2%</text:p>
          </table:table-cell>
          <table:table-cell office:value-type="float" office:value="177072" table:style-name="ce58">
            <text:p>177.072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5.3491240519360939E-2" table:style-name="ce59">
            <text:p>5,3%</text:p>
          </table:table-cell>
          <table:table-cell office:value-type="float" office:value="1428" table:style-name="ce58">
            <text:p>1.428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1.504664142736571E-3" table:style-name="ce59">
            <text:p>0,2%</text:p>
          </table:table-cell>
          <table:table-cell office:value-type="float" office:value="9588913" table:style-name="ce58">
            <text:p>9.588.913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0.23894730955945931" table:style-name="ce59">
            <text:p>23,9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pauta completa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pauta completa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pauta completa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309542" table:style-name="ce42">
            <text:p>309.542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0.74856111976320139" table:style-name="ce43">
            <text:p>74,9%</text:p>
          </table:table-cell>
          <table:table-cell office:value-type="float" office:value="17710" table:style-name="ce42">
            <text:p>17.710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2.7230192763933757E-2" table:style-name="ce43">
            <text:p>2,7%</text:p>
          </table:table-cell>
          <table:table-cell office:value-type="float" office:value="43680" table:style-name="ce42">
            <text:p>43.680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4.7677938147480697E-2" table:style-name="ce43">
            <text:p>4,8%</text:p>
          </table:table-cell>
          <table:table-cell office:value-type="float" office:value="72852" table:style-name="ce42">
            <text:p>72.852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5.7589557801807245E-2" table:style-name="ce43">
            <text:p>5,8%</text:p>
          </table:table-cell>
          <table:table-cell office:value-type="float" office:value="135690" table:style-name="ce42">
            <text:p>135.690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4.5089006676123762E-2" table:style-name="ce43">
            <text:p>4,5%</text:p>
          </table:table-cell>
          <table:table-cell office:value-type="float" office:value="12578" table:style-name="ce42">
            <text:p>12.578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2.0097595894197615E-2" table:style-name="ce43">
            <text:p>2,0%</text:p>
          </table:table-cell>
          <table:table-cell office:value-type="float" office:value="121" table:style-name="ce42">
            <text:p>121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6.651238724501295E-4" table:style-name="ce43">
            <text:p>0,1%</text:p>
          </table:table-cell>
          <table:table-cell office:value-type="float" office:value="592173" table:style-name="ce44">
            <text:p>592.173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8.3850911888383992E-2" table:style-name="ce45">
            <text:p>8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61469" table:style-name="ce47">
            <text:p>61.469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62211179369882696" table:style-name="ce48">
            <text:p>62,2%</text:p>
          </table:table-cell>
          <table:table-cell office:value-type="float" office:value="3417" table:style-name="ce47">
            <text:p>3.417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2.8725148165272583E-2" table:style-name="ce48">
            <text:p>2,9%</text:p>
          </table:table-cell>
          <table:table-cell office:value-type="float" office:value="9662" table:style-name="ce47">
            <text:p>9.662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6.179053125019985E-2" table:style-name="ce48">
            <text:p>6,2%</text:p>
          </table:table-cell>
          <table:table-cell office:value-type="float" office:value="14234" table:style-name="ce47">
            <text:p>14.234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7.1792440458777598E-2" table:style-name="ce48">
            <text:p>7,2%</text:p>
          </table:table-cell>
          <table:table-cell office:value-type="float" office:value="21901" table:style-name="ce47">
            <text:p>21.901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4.9096244420881313E-2" table:style-name="ce48">
            <text:p>4,9%</text:p>
          </table:table-cell>
          <table:table-cell office:value-type="float" office:value="1468" table:style-name="ce47">
            <text:p>1.468</text:p>
          </table:table-cell>
          <table:table-cell office:value-type="float" office:value="89180" table:style-name="ce47">
            <text:p>89.180</text:p>
          </table:table-cell>
          <table:table-cell office:value-type="percentage" office:value="1.6461089930477686E-2" table:style-name="ce48">
            <text:p>1,6%</text:p>
          </table:table-cell>
          <table:table-cell office:value-type="float" office:value="26" table:style-name="ce47">
            <text:p>26</text:p>
          </table:table-cell>
          <table:table-cell office:value-type="float" office:value="25106" table:style-name="ce47">
            <text:p>25.106</text:p>
          </table:table-cell>
          <table:table-cell office:value-type="percentage" office:value="1.0356090177646778E-3" table:style-name="ce48">
            <text:p>0,1%</text:p>
          </table:table-cell>
          <table:table-cell office:value-type="float" office:value="112177" table:style-name="ce49">
            <text:p>112.177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9.9029453619641869E-2" table:style-name="ce50">
            <text:p>9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61802" table:style-name="ce47">
            <text:p>61.802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70368683533350029" table:style-name="ce48">
            <text:p>70,4%</text:p>
          </table:table-cell>
          <table:table-cell office:value-type="float" office:value="4041" table:style-name="ce47">
            <text:p>4.041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3.6988896923541632E-2" table:style-name="ce48">
            <text:p>3,7%</text:p>
          </table:table-cell>
          <table:table-cell office:value-type="float" office:value="10677" table:style-name="ce47">
            <text:p>10.677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7.1345521610135521E-2" table:style-name="ce48">
            <text:p>7,1%</text:p>
          </table:table-cell>
          <table:table-cell office:value-type="float" office:value="14199" table:style-name="ce47">
            <text:p>14.199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8.7300562574933141E-2" table:style-name="ce48">
            <text:p>8,7%</text:p>
          </table:table-cell>
          <table:table-cell office:value-type="float" office:value="21920" table:style-name="ce47">
            <text:p>21.920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6.8054455983483128E-2" table:style-name="ce48">
            <text:p>6,8%</text:p>
          </table:table-cell>
          <table:table-cell office:value-type="float" office:value="2442" table:style-name="ce47">
            <text:p>2.442</text:p>
          </table:table-cell>
          <table:table-cell office:value-type="float" office:value="54179" table:style-name="ce47">
            <text:p>54.179</text:p>
          </table:table-cell>
          <table:table-cell office:value-type="percentage" office:value="4.5072814189999817E-2" table:style-name="ce48">
            <text:p>4,5%</text:p>
          </table:table-cell>
          <table:table-cell office:value-type="float" office:value="28" table:style-name="ce47">
            <text:p>28</text:p>
          </table:table-cell>
          <table:table-cell office:value-type="float" office:value="15563" table:style-name="ce47">
            <text:p>15.563</text:p>
          </table:table-cell>
          <table:table-cell office:value-type="percentage" office:value="1.7991389834864744E-3" table:style-name="ce48">
            <text:p>0,2%</text:p>
          </table:table-cell>
          <table:table-cell office:value-type="float" office:value="115109" table:style-name="ce49">
            <text:p>115.109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12772730853775319" table:style-name="ce50">
            <text:p>12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29357" table:style-name="ce47">
            <text:p>29.357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59256792216705023" table:style-name="ce48">
            <text:p>59,3%</text:p>
          </table:table-cell>
          <table:table-cell office:value-type="float" office:value="2299" table:style-name="ce47">
            <text:p>2.299</text:p>
          </table:table-cell>
          <table:table-cell office:value-type="float" office:value="80516" table:style-name="ce47">
            <text:p>80.516</text:p>
          </table:table-cell>
          <table:table-cell office:value-type="percentage" office:value="2.855333101495355E-2" table:style-name="ce48">
            <text:p>2,9%</text:p>
          </table:table-cell>
          <table:table-cell office:value-type="float" office:value="5144" table:style-name="ce47">
            <text:p>5.144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4.3879178715527462E-2" table:style-name="ce48">
            <text:p>4,4%</text:p>
          </table:table-cell>
          <table:table-cell office:value-type="float" office:value="7811" table:style-name="ce47">
            <text:p>7.811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4.7111829526469119E-2" table:style-name="ce48">
            <text:p>4,7%</text:p>
          </table:table-cell>
          <table:table-cell office:value-type="float" office:value="18093" table:style-name="ce47">
            <text:p>18.093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3.8988996970180191E-2" table:style-name="ce48">
            <text:p>3,9%</text:p>
          </table:table-cell>
          <table:table-cell office:value-type="float" office:value="1314" table:style-name="ce47">
            <text:p>1.314</text:p>
          </table:table-cell>
          <table:table-cell office:value-type="float" office:value="85839" table:style-name="ce47">
            <text:p>85.839</text:p>
          </table:table-cell>
          <table:table-cell office:value-type="percentage" office:value="1.5307727256841297E-2" table:style-name="ce48">
            <text:p>1,5%</text:p>
          </table:table-cell>
          <table:table-cell office:value-type="float" office:value="31" table:style-name="ce47">
            <text:p>31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3304721030042918E-3" table:style-name="ce48">
            <text:p>0,1%</text:p>
          </table:table-cell>
          <table:table-cell office:value-type="float" office:value="64049" table:style-name="ce49">
            <text:p>64.049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6.4940042320682081E-2" table:style-name="ce50">
            <text:p>6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43989" table:style-name="ce47">
            <text:p>43.989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48748836384591515" table:style-name="ce48">
            <text:p>48,7%</text:p>
          </table:table-cell>
          <table:table-cell office:value-type="float" office:value="14577" table:style-name="ce47">
            <text:p>14.577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9.4330587390232382E-2" table:style-name="ce48">
            <text:p>9,4%</text:p>
          </table:table-cell>
          <table:table-cell office:value-type="float" office:value="9690" table:style-name="ce47">
            <text:p>9.690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4.121790618140983E-2" table:style-name="ce48">
            <text:p>4,1%</text:p>
          </table:table-cell>
          <table:table-cell office:value-type="float" office:value="17407" table:style-name="ce47">
            <text:p>17.407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4.966163783265623E-2" table:style-name="ce48">
            <text:p>5,0%</text:p>
          </table:table-cell>
          <table:table-cell office:value-type="float" office:value="34962" table:style-name="ce47">
            <text:p>34.962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4.2000886581268146E-2" table:style-name="ce48">
            <text:p>4,2%</text:p>
          </table:table-cell>
          <table:table-cell office:value-type="float" office:value="2439" table:style-name="ce47">
            <text:p>2.439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1.4881115809126353E-2" table:style-name="ce48">
            <text:p>1,5%</text:p>
          </table:table-cell>
          <table:table-cell office:value-type="float" office:value="23" table:style-name="ce47">
            <text:p>23</text:p>
          </table:table-cell>
          <table:table-cell office:value-type="float" office:value="44352" table:style-name="ce47">
            <text:p>44.352</text:p>
          </table:table-cell>
          <table:table-cell office:value-type="percentage" office:value="5.1857864357864362E-4" table:style-name="ce48">
            <text:p>0,1%</text:p>
          </table:table-cell>
          <table:table-cell office:value-type="float" office:value="123087" table:style-name="ce49">
            <text:p>123.087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6.5785584754517956E-2" table:style-name="ce50">
            <text:p>6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28028" table:style-name="ce47">
            <text:p>28.028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68291018956191218" table:style-name="ce48">
            <text:p>68,3%</text:p>
          </table:table-cell>
          <table:table-cell office:value-type="float" office:value="1737" table:style-name="ce47">
            <text:p>1.737</text:p>
          </table:table-cell>
          <table:table-cell office:value-type="float" office:value="53066" table:style-name="ce47">
            <text:p>53.066</text:p>
          </table:table-cell>
          <table:table-cell office:value-type="percentage" office:value="3.273282327667433E-2" table:style-name="ce48">
            <text:p>3,3%</text:p>
          </table:table-cell>
          <table:table-cell office:value-type="float" office:value="3796" table:style-name="ce47">
            <text:p>3.796</text:p>
          </table:table-cell>
          <table:table-cell office:value-type="float" office:value="77345" table:style-name="ce47">
            <text:p>77.345</text:p>
          </table:table-cell>
          <table:table-cell office:value-type="percentage" office:value="4.907880276682397E-2" table:style-name="ce48">
            <text:p>4,9%</text:p>
          </table:table-cell>
          <table:table-cell office:value-type="float" office:value="5648" table:style-name="ce47">
            <text:p>5.648</text:p>
          </table:table-cell>
          <table:table-cell office:value-type="float" office:value="89964" table:style-name="ce47">
            <text:p>89.964</text:p>
          </table:table-cell>
          <table:table-cell office:value-type="percentage" office:value="6.2780667822684627E-2" table:style-name="ce48">
            <text:p>6,3%</text:p>
          </table:table-cell>
          <table:table-cell office:value-type="float" office:value="10711" table:style-name="ce47">
            <text:p>10.711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5.5142838020809201E-2" table:style-name="ce48">
            <text:p>5,5%</text:p>
          </table:table-cell>
          <table:table-cell office:value-type="float" office:value="625" table:style-name="ce47">
            <text:p>625</text:p>
          </table:table-cell>
          <table:table-cell office:value-type="float" office:value="34935" table:style-name="ce47">
            <text:p>34.935</text:p>
          </table:table-cell>
          <table:table-cell office:value-type="percentage" office:value="1.7890367825962501E-2" table:style-name="ce48">
            <text:p>1,8%</text:p>
          </table:table-cell>
          <table:table-cell office:value-type="float" office:value="5" table:style-name="ce47">
            <text:p>5</text:p>
          </table:table-cell>
          <table:table-cell office:value-type="float" office:value="10791" table:style-name="ce47">
            <text:p>10.791</text:p>
          </table:table-cell>
          <table:table-cell office:value-type="percentage" office:value="4.6334908720229822E-4" table:style-name="ce48">
            <text:p>0,0%</text:p>
          </table:table-cell>
          <table:table-cell office:value-type="float" office:value="50550" table:style-name="ce49">
            <text:p>50.550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0.10082092767220334" table:style-name="ce50">
            <text:p>10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146896" table:style-name="ce47">
            <text:p>146.896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65679142615701724" table:style-name="ce48">
            <text:p>65,7%</text:p>
          </table:table-cell>
          <table:table-cell office:value-type="float" office:value="10905" table:style-name="ce47">
            <text:p>10.905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4.4435842060225744E-2" table:style-name="ce48">
            <text:p>4,4%</text:p>
          </table:table-cell>
          <table:table-cell office:value-type="float" office:value="20493" table:style-name="ce47">
            <text:p>20.493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6.4327081534960376E-2" table:style-name="ce48">
            <text:p>6,4%</text:p>
          </table:table-cell>
          <table:table-cell office:value-type="float" office:value="30426" table:style-name="ce47">
            <text:p>30.426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7.9821604250016401E-2" table:style-name="ce48">
            <text:p>8,0%</text:p>
          </table:table-cell>
          <table:table-cell office:value-type="float" office:value="42724" table:style-name="ce47">
            <text:p>42.724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5.7817173015765611E-2" table:style-name="ce48">
            <text:p>5,8%</text:p>
          </table:table-cell>
          <table:table-cell office:value-type="float" office:value="2708" table:style-name="ce47">
            <text:p>2.708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1.8750605863372617E-2" table:style-name="ce48">
            <text:p>1,9%</text:p>
          </table:table-cell>
          <table:table-cell office:value-type="float" office:value="88" table:style-name="ce47">
            <text:p>88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1630124864811719E-3" table:style-name="ce48">
            <text:p>0,2%</text:p>
          </table:table-cell>
          <table:table-cell office:value-type="float" office:value="254240" table:style-name="ce49">
            <text:p>254.240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12147894306056793" table:style-name="ce50">
            <text:p>12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88539" table:style-name="ce47">
            <text:p>88.539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65490332411201679" table:style-name="ce48">
            <text:p>65,5%</text:p>
          </table:table-cell>
          <table:table-cell office:value-type="float" office:value="6047" table:style-name="ce47">
            <text:p>6.047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3.8007303536747097E-2" table:style-name="ce48">
            <text:p>3,8%</text:p>
          </table:table-cell>
          <table:table-cell office:value-type="float" office:value="14079" table:style-name="ce47">
            <text:p>14.079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6.4451301019941037E-2" table:style-name="ce48">
            <text:p>6,4%</text:p>
          </table:table-cell>
          <table:table-cell office:value-type="float" office:value="22829" table:style-name="ce47">
            <text:p>22.829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7.4245962312750838E-2" table:style-name="ce48">
            <text:p>7,4%</text:p>
          </table:table-cell>
          <table:table-cell office:value-type="float" office:value="35394" table:style-name="ce47">
            <text:p>35.394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5.0001059524061794E-2" table:style-name="ce48">
            <text:p>5,0%</text:p>
          </table:table-cell>
          <table:table-cell office:value-type="float" office:value="3637" table:style-name="ce47">
            <text:p>3.637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2.4324830455196029E-2" table:style-name="ce48">
            <text:p>2,4%</text:p>
          </table:table-cell>
          <table:table-cell office:value-type="float" office:value="86" table:style-name="ce47">
            <text:p>86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0300254933434047E-3" table:style-name="ce48">
            <text:p>0,2%</text:p>
          </table:table-cell>
          <table:table-cell office:value-type="float" office:value="170611" table:style-name="ce49">
            <text:p>170.611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9.9194518024795869E-2" table:style-name="ce50">
            <text:p>9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198737" table:style-name="ce47">
            <text:p>198.737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4444069267166969" table:style-name="ce48">
            <text:p>44,4%</text:p>
          </table:table-cell>
          <table:table-cell office:value-type="float" office:value="31323" table:style-name="ce47">
            <text:p>31.323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4.9304886571844127E-2" table:style-name="ce48">
            <text:p>4,9%</text:p>
          </table:table-cell>
          <table:table-cell office:value-type="float" office:value="51981" table:style-name="ce47">
            <text:p>51.981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6.2060641081969091E-2" table:style-name="ce48">
            <text:p>6,2%</text:p>
          </table:table-cell>
          <table:table-cell office:value-type="float" office:value="69398" table:style-name="ce47">
            <text:p>69.398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6.3564088003077543E-2" table:style-name="ce48">
            <text:p>6,4%</text:p>
          </table:table-cell>
          <table:table-cell office:value-type="float" office:value="129702" table:style-name="ce47">
            <text:p>129.702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4.6262233265064595E-2" table:style-name="ce48">
            <text:p>4,6%</text:p>
          </table:table-cell>
          <table:table-cell office:value-type="float" office:value="16859" table:style-name="ce47">
            <text:p>16.859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3.0304718900768628E-2" table:style-name="ce48">
            <text:p>3,0%</text:p>
          </table:table-cell>
          <table:table-cell office:value-type="float" office:value="229" table:style-name="ce47">
            <text:p>229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1.4324675974578393E-3" table:style-name="ce48">
            <text:p>0,1%</text:p>
          </table:table-cell>
          <table:table-cell office:value-type="float" office:value="498229" table:style-name="ce49">
            <text:p>498.229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7.6279100957214852E-2" table:style-name="ce50">
            <text:p>7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169910" table:style-name="ce47">
            <text:p>169.910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0.61443382477913866" table:style-name="ce48">
            <text:p>61,4%</text:p>
          </table:table-cell>
          <table:table-cell office:value-type="float" office:value="11009" table:style-name="ce47">
            <text:p>11.009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2.5142624845270883E-2" table:style-name="ce48">
            <text:p>2,5%</text:p>
          </table:table-cell>
          <table:table-cell office:value-type="float" office:value="24346" table:style-name="ce47">
            <text:p>24.346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4.1923241173148183E-2" table:style-name="ce48">
            <text:p>4,2%</text:p>
          </table:table-cell>
          <table:table-cell office:value-type="float" office:value="34550" table:style-name="ce47">
            <text:p>34.550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4.5923751950596413E-2" table:style-name="ce48">
            <text:p>4,6%</text:p>
          </table:table-cell>
          <table:table-cell office:value-type="float" office:value="69127" table:style-name="ce47">
            <text:p>69.127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3.9143993064423059E-2" table:style-name="ce48">
            <text:p>3,9%</text:p>
          </table:table-cell>
          <table:table-cell office:value-type="float" office:value="5416" table:style-name="ce47">
            <text:p>5.416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1.5349994615031431E-2" table:style-name="ce48">
            <text:p>1,5%</text:p>
          </table:table-cell>
          <table:table-cell office:value-type="float" office:value="104" table:style-name="ce47">
            <text:p>104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1.0092286193946569E-3" table:style-name="ce48">
            <text:p>0,1%</text:p>
          </table:table-cell>
          <table:table-cell office:value-type="float" office:value="314462" table:style-name="ce49">
            <text:p>314.462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7.3656485071926223E-2" table:style-name="ce50">
            <text:p>7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55654" table:style-name="ce47">
            <text:p>55.654</text:p>
          </table:table-cell>
          <table:table-cell office:value-type="float" office:value="76005" table:style-name="ce47">
            <text:p>76.005</text:p>
          </table:table-cell>
          <table:table-cell office:value-type="percentage" office:value="0.73224129991447928" table:style-name="ce48">
            <text:p>73,2%</text:p>
          </table:table-cell>
          <table:table-cell office:value-type="float" office:value="3356" table:style-name="ce47">
            <text:p>3.356</text:p>
          </table:table-cell>
          <table:table-cell office:value-type="float" office:value="91876" table:style-name="ce47">
            <text:p>91.876</text:p>
          </table:table-cell>
          <table:table-cell office:value-type="percentage" office:value="3.6527493578301186E-2" table:style-name="ce48">
            <text:p>3,7%</text:p>
          </table:table-cell>
          <table:table-cell office:value-type="float" office:value="7922" table:style-name="ce47">
            <text:p>7.922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6.3225775557275918E-2" table:style-name="ce48">
            <text:p>6,3%</text:p>
          </table:table-cell>
          <table:table-cell office:value-type="float" office:value="13132" table:style-name="ce47">
            <text:p>13.132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7.7604954614220872E-2" table:style-name="ce48">
            <text:p>7,8%</text:p>
          </table:table-cell>
          <table:table-cell office:value-type="float" office:value="19857" table:style-name="ce47">
            <text:p>19.857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5.644753225045341E-2" table:style-name="ce48">
            <text:p>5,6%</text:p>
          </table:table-cell>
          <table:table-cell office:value-type="float" office:value="917" table:style-name="ce47">
            <text:p>917</text:p>
          </table:table-cell>
          <table:table-cell office:value-type="float" office:value="76088" table:style-name="ce47">
            <text:p>76.088</text:p>
          </table:table-cell>
          <table:table-cell office:value-type="percentage" office:value="1.20518347176953E-2" table:style-name="ce48">
            <text:p>1,2%</text:p>
          </table:table-cell>
          <table:table-cell office:value-type="float" office:value="38" table:style-name="ce47">
            <text:p>38</text:p>
          </table:table-cell>
          <table:table-cell office:value-type="float" office:value="20953" table:style-name="ce47">
            <text:p>20.953</text:p>
          </table:table-cell>
          <table:table-cell office:value-type="percentage" office:value="1.8135827805087577E-3" table:style-name="ce48">
            <text:p>0,2%</text:p>
          </table:table-cell>
          <table:table-cell office:value-type="float" office:value="100876" table:style-name="ce49">
            <text:p>100.876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0.11070518089623392" table:style-name="ce50">
            <text:p>11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138765" table:style-name="ce47">
            <text:p>138.765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5922484656554361" table:style-name="ce48">
            <text:p>59,2%</text:p>
          </table:table-cell>
          <table:table-cell office:value-type="float" office:value="4862" table:style-name="ce47">
            <text:p>4.862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1.6779287829321997E-2" table:style-name="ce48">
            <text:p>1,7%</text:p>
          </table:table-cell>
          <table:table-cell office:value-type="float" office:value="16854" table:style-name="ce47">
            <text:p>16.854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4.8580825360954899E-2" table:style-name="ce48">
            <text:p>4,9%</text:p>
          </table:table-cell>
          <table:table-cell office:value-type="float" office:value="23766" table:style-name="ce47">
            <text:p>23.766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5.8552954132780145E-2" table:style-name="ce48">
            <text:p>5,9%</text:p>
          </table:table-cell>
          <table:table-cell office:value-type="float" office:value="39111" table:style-name="ce47">
            <text:p>39.111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4.3994177753980859E-2" table:style-name="ce48">
            <text:p>4,4%</text:p>
          </table:table-cell>
          <table:table-cell office:value-type="float" office:value="1590" table:style-name="ce47">
            <text:p>1.590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1.0409506039477561E-2" table:style-name="ce48">
            <text:p>1,0%</text:p>
          </table:table-cell>
          <table:table-cell office:value-type="float" office:value="3" table:style-name="ce47">
            <text:p>3</text:p>
          </table:table-cell>
          <table:table-cell office:value-type="float" office:value="44014" table:style-name="ce47">
            <text:p>44.014</text:p>
          </table:table-cell>
          <table:table-cell office:value-type="percentage" office:value="6.8160130867451259E-5" table:style-name="ce48">
            <text:p>0,0%</text:p>
          </table:table-cell>
          <table:table-cell office:value-type="float" office:value="224951" table:style-name="ce49">
            <text:p>224.951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9.5211591425365574E-2" table:style-name="ce50">
            <text:p>9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14896" table:style-name="ce47">
            <text:p>14.896</text:p>
          </table:table-cell>
          <table:table-cell office:value-type="float" office:value="22207" table:style-name="ce47">
            <text:p>22.207</text:p>
          </table:table-cell>
          <table:table-cell office:value-type="percentage" office:value="0.67077948394650333" table:style-name="ce48">
            <text:p>67,1%</text:p>
          </table:table-cell>
          <table:table-cell office:value-type="float" office:value="704" table:style-name="ce47">
            <text:p>704</text:p>
          </table:table-cell>
          <table:table-cell office:value-type="float" office:value="28125" table:style-name="ce47">
            <text:p>28.125</text:p>
          </table:table-cell>
          <table:table-cell office:value-type="percentage" office:value="2.5031111111111112E-2" table:style-name="ce48">
            <text:p>2,5%</text:p>
          </table:table-cell>
          <table:table-cell office:value-type="float" office:value="2453" table:style-name="ce47">
            <text:p>2.453</text:p>
          </table:table-cell>
          <table:table-cell office:value-type="float" office:value="37718" table:style-name="ce47">
            <text:p>37.718</text:p>
          </table:table-cell>
          <table:table-cell office:value-type="percentage" office:value="6.5035261678774062E-2" table:style-name="ce48">
            <text:p>6,5%</text:p>
          </table:table-cell>
          <table:table-cell office:value-type="float" office:value="3406" table:style-name="ce47">
            <text:p>3.406</text:p>
          </table:table-cell>
          <table:table-cell office:value-type="float" office:value="47664" table:style-name="ce47">
            <text:p>47.664</text:p>
          </table:table-cell>
          <table:table-cell office:value-type="percentage" office:value="7.14585431352803E-2" table:style-name="ce48">
            <text:p>7,1%</text:p>
          </table:table-cell>
          <table:table-cell office:value-type="float" office:value="4714" table:style-name="ce47">
            <text:p>4.714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4.3803081268932703E-2" table:style-name="ce48">
            <text:p>4,4%</text:p>
          </table:table-cell>
          <table:table-cell office:value-type="float" office:value="384" table:style-name="ce47">
            <text:p>384</text:p>
          </table:table-cell>
          <table:table-cell office:value-type="float" office:value="21170" table:style-name="ce47">
            <text:p>21.170</text:p>
          </table:table-cell>
          <table:table-cell office:value-type="percentage" office:value="1.8138875767595656E-2" table:style-name="ce48">
            <text:p>1,8%</text:p>
          </table:table-cell>
          <table:table-cell office:value-type="float" office:value="7" table:style-name="ce47">
            <text:p>7</text:p>
          </table:table-cell>
          <table:table-cell office:value-type="float" office:value="6286" table:style-name="ce47">
            <text:p>6.286</text:p>
          </table:table-cell>
          <table:table-cell office:value-type="percentage" office:value="1.1135857461024498E-3" table:style-name="ce48">
            <text:p>0,1%</text:p>
          </table:table-cell>
          <table:table-cell office:value-type="float" office:value="26564" table:style-name="ce49">
            <text:p>26.564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9.8098881782058292E-2" table:style-name="ce50">
            <text:p>9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237535" table:style-name="ce47">
            <text:p>237.535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65235003652621926" table:style-name="ce48">
            <text:p>65,2%</text:p>
          </table:table-cell>
          <table:table-cell office:value-type="float" office:value="9900" table:style-name="ce47">
            <text:p>9.900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1.8818394885958625E-2" table:style-name="ce48">
            <text:p>1,9%</text:p>
          </table:table-cell>
          <table:table-cell office:value-type="float" office:value="31679" table:style-name="ce47">
            <text:p>31.679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4.5041893980432887E-2" table:style-name="ce48">
            <text:p>4,5%</text:p>
          </table:table-cell>
          <table:table-cell office:value-type="float" office:value="52013" table:style-name="ce47">
            <text:p>52.013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5.3468245230436799E-2" table:style-name="ce48">
            <text:p>5,3%</text:p>
          </table:table-cell>
          <table:table-cell office:value-type="float" office:value="112143" table:style-name="ce47">
            <text:p>112.143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4.4612065621821219E-2" table:style-name="ce48">
            <text:p>4,5%</text:p>
          </table:table-cell>
          <table:table-cell office:value-type="float" office:value="13900" table:style-name="ce47">
            <text:p>13.900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2.8975477157318078E-2" table:style-name="ce48">
            <text:p>2,9%</text:p>
          </table:table-cell>
          <table:table-cell office:value-type="float" office:value="62" table:style-name="ce47">
            <text:p>62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4.5634876822634899E-4" table:style-name="ce48">
            <text:p>0,0%</text:p>
          </table:table-cell>
          <table:table-cell office:value-type="float" office:value="457232" table:style-name="ce49">
            <text:p>457.232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8.0277785239648056E-2" table:style-name="ce50">
            <text:p>8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49616" table:style-name="ce47">
            <text:p>49.616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7111263992203064" table:style-name="ce48">
            <text:p>71,1%</text:p>
          </table:table-cell>
          <table:table-cell office:value-type="float" office:value="2803" table:style-name="ce47">
            <text:p>2.803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2.724030359867443E-2" table:style-name="ce48">
            <text:p>2,7%</text:p>
          </table:table-cell>
          <table:table-cell office:value-type="float" office:value="7545" table:style-name="ce47">
            <text:p>7.545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5.1358323860348921E-2" table:style-name="ce48">
            <text:p>5,1%</text:p>
          </table:table-cell>
          <table:table-cell office:value-type="float" office:value="13918" table:style-name="ce47">
            <text:p>13.918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6.5264283302697235E-2" table:style-name="ce48">
            <text:p>6,5%</text:p>
          </table:table-cell>
          <table:table-cell office:value-type="float" office:value="27693" table:style-name="ce47">
            <text:p>27.693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5.023536774509537E-2" table:style-name="ce48">
            <text:p>5,0%</text:p>
          </table:table-cell>
          <table:table-cell office:value-type="float" office:value="2526" table:style-name="ce47">
            <text:p>2.526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2.1286457060513873E-2" table:style-name="ce48">
            <text:p>2,1%</text:p>
          </table:table-cell>
          <table:table-cell office:value-type="float" office:value="97" table:style-name="ce47">
            <text:p>97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7944226780364139E-3" table:style-name="ce48">
            <text:p>0,3%</text:p>
          </table:table-cell>
          <table:table-cell office:value-type="float" office:value="104198" table:style-name="ce49">
            <text:p>104.198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8.4201832919992989E-2" table:style-name="ce50">
            <text:p>8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29035" table:style-name="ce47">
            <text:p>29.035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70531506583102566" table:style-name="ce48">
            <text:p>70,5%</text:p>
          </table:table-cell>
          <table:table-cell office:value-type="float" office:value="1820" table:style-name="ce47">
            <text:p>1.820</text:p>
          </table:table-cell>
          <table:table-cell office:value-type="float" office:value="55792" table:style-name="ce47">
            <text:p>55.792</text:p>
          </table:table-cell>
          <table:table-cell office:value-type="percentage" office:value="3.2621164324634355E-2" table:style-name="ce48">
            <text:p>3,3%</text:p>
          </table:table-cell>
          <table:table-cell office:value-type="float" office:value="4073" table:style-name="ce47">
            <text:p>4.073</text:p>
          </table:table-cell>
          <table:table-cell office:value-type="float" office:value="73844" table:style-name="ce47">
            <text:p>73.844</text:p>
          </table:table-cell>
          <table:table-cell office:value-type="percentage" office:value="5.515681707383132E-2" table:style-name="ce48">
            <text:p>5,5%</text:p>
          </table:table-cell>
          <table:table-cell office:value-type="float" office:value="7596" table:style-name="ce47">
            <text:p>7.596</text:p>
          </table:table-cell>
          <table:table-cell office:value-type="float" office:value="96694" table:style-name="ce47">
            <text:p>96.694</text:p>
          </table:table-cell>
          <table:table-cell office:value-type="percentage" office:value="7.8557097648251181E-2" table:style-name="ce48">
            <text:p>7,9%</text:p>
          </table:table-cell>
          <table:table-cell office:value-type="float" office:value="12391" table:style-name="ce47">
            <text:p>12.391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5.5558046523306488E-2" table:style-name="ce48">
            <text:p>5,6%</text:p>
          </table:table-cell>
          <table:table-cell office:value-type="float" office:value="913" table:style-name="ce47">
            <text:p>913</text:p>
          </table:table-cell>
          <table:table-cell office:value-type="float" office:value="48505" table:style-name="ce47">
            <text:p>48.505</text:p>
          </table:table-cell>
          <table:table-cell office:value-type="percentage" office:value="1.8822801773013091E-2" table:style-name="ce48">
            <text:p>1,9%</text:p>
          </table:table-cell>
          <table:table-cell office:value-type="float" office:value="4" table:style-name="ce47">
            <text:p>4</text:p>
          </table:table-cell>
          <table:table-cell office:value-type="float" office:value="13906" table:style-name="ce47">
            <text:p>13.906</text:p>
          </table:table-cell>
          <table:table-cell office:value-type="percentage" office:value="2.8764562059542645E-4" table:style-name="ce48">
            <text:p>0,0%</text:p>
          </table:table-cell>
          <table:table-cell office:value-type="float" office:value="55832" table:style-name="ce49">
            <text:p>55.832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0.100973893857325" table:style-name="ce50">
            <text:p>10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93748" table:style-name="ce47">
            <text:p>93.748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59352959797404237" table:style-name="ce48">
            <text:p>59,4%</text:p>
          </table:table-cell>
          <table:table-cell office:value-type="float" office:value="4013" table:style-name="ce47">
            <text:p>4.013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1.8833213660532849E-2" table:style-name="ce48">
            <text:p>1,9%</text:p>
          </table:table-cell>
          <table:table-cell office:value-type="float" office:value="13484" table:style-name="ce47">
            <text:p>13.484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4.8136684766117259E-2" table:style-name="ce48">
            <text:p>4,8%</text:p>
          </table:table-cell>
          <table:table-cell office:value-type="float" office:value="22772" table:style-name="ce47">
            <text:p>22.772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6.6981001655994382E-2" table:style-name="ce48">
            <text:p>6,7%</text:p>
          </table:table-cell>
          <table:table-cell office:value-type="float" office:value="36718" table:style-name="ce47">
            <text:p>36.718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5.0656067677543874E-2" table:style-name="ce48">
            <text:p>5,1%</text:p>
          </table:table-cell>
          <table:table-cell office:value-type="float" office:value="3290" table:style-name="ce47">
            <text:p>3.290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2.3445906943266606E-2" table:style-name="ce48">
            <text:p>2,3%</text:p>
          </table:table-cell>
          <table:table-cell office:value-type="float" office:value="6" table:style-name="ce47">
            <text:p>6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434583014537108E-4" table:style-name="ce48">
            <text:p>0,0%</text:p>
          </table:table-cell>
          <table:table-cell office:value-type="float" office:value="174031" table:style-name="ce49">
            <text:p>174.031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9.1685839115800194E-2" table:style-name="ce50">
            <text:p>9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1676" table:style-name="ce47">
            <text:p>1.676</text:p>
          </table:table-cell>
          <table:table-cell office:value-type="float" office:value="2605" table:style-name="ce47">
            <text:p>2.605</text:p>
          </table:table-cell>
          <table:table-cell office:value-type="percentage" office:value="0.64337811900191944" table:style-name="ce48">
            <text:p>64,3%</text:p>
          </table:table-cell>
          <table:table-cell office:value-type="float" office:value="389" table:style-name="ce47">
            <text:p>389</text:p>
          </table:table-cell>
          <table:table-cell office:value-type="float" office:value="4318" table:style-name="ce47">
            <text:p>4.318</text:p>
          </table:table-cell>
          <table:table-cell office:value-type="percentage" office:value="9.0088003705419181E-2" table:style-name="ce48">
            <text:p>9,0%</text:p>
          </table:table-cell>
          <table:table-cell office:value-type="float" office:value="328" table:style-name="ce47">
            <text:p>328</text:p>
          </table:table-cell>
          <table:table-cell office:value-type="float" office:value="7857" table:style-name="ce47">
            <text:p>7.857</text:p>
          </table:table-cell>
          <table:table-cell office:value-type="percentage" office:value="4.1746213567519411E-2" table:style-name="ce48">
            <text:p>4,2%</text:p>
          </table:table-cell>
          <table:table-cell office:value-type="float" office:value="529" table:style-name="ce47">
            <text:p>529</text:p>
          </table:table-cell>
          <table:table-cell office:value-type="float" office:value="11556" table:style-name="ce47">
            <text:p>11.556</text:p>
          </table:table-cell>
          <table:table-cell office:value-type="percentage" office:value="4.5777085496711667E-2" table:style-name="ce48">
            <text:p>4,6%</text:p>
          </table:table-cell>
          <table:table-cell office:value-type="float" office:value="826" table:style-name="ce47">
            <text:p>826</text:p>
          </table:table-cell>
          <table:table-cell office:value-type="float" office:value="30066" table:style-name="ce47">
            <text:p>30.066</text:p>
          </table:table-cell>
          <table:table-cell office:value-type="percentage" office:value="2.7472892968801968E-2" table:style-name="ce48">
            <text:p>2,7%</text:p>
          </table:table-cell>
          <table:table-cell office:value-type="float" office:value="44" table:style-name="ce47">
            <text:p>44</text:p>
          </table:table-cell>
          <table:table-cell office:value-type="float" office:value="7581" table:style-name="ce47">
            <text:p>7.581</text:p>
          </table:table-cell>
          <table:table-cell office:value-type="percentage" office:value="5.8039836433188231E-3" table:style-name="ce48">
            <text:p>0,6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3792" table:style-name="ce49">
            <text:p>3.792</text:p>
          </table:table-cell>
          <table:table-cell office:value-type="float" office:value="66158" table:style-name="ce49">
            <text:p>66.158</text:p>
          </table:table-cell>
          <table:table-cell office:value-type="percentage" office:value="5.731733123734091E-2" table:style-name="ce50">
            <text:p>5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438" table:style-name="ce47">
            <text:p>1.438</text:p>
          </table:table-cell>
          <table:table-cell office:value-type="float" office:value="2349" table:style-name="ce47">
            <text:p>2.349</text:p>
          </table:table-cell>
          <table:table-cell office:value-type="percentage" office:value="0.61217539378458918" table:style-name="ce48">
            <text:p>61,2%</text:p>
          </table:table-cell>
          <table:table-cell office:value-type="float" office:value="1140" table:style-name="ce47">
            <text:p>1.140</text:p>
          </table:table-cell>
          <table:table-cell office:value-type="float" office:value="3748" table:style-name="ce47">
            <text:p>3.748</text:p>
          </table:table-cell>
          <table:table-cell office:value-type="percentage" office:value="0.304162219850587" table:style-name="ce48">
            <text:p>30,4%</text:p>
          </table:table-cell>
          <table:table-cell office:value-type="float" office:value="351" table:style-name="ce47">
            <text:p>351</text:p>
          </table:table-cell>
          <table:table-cell office:value-type="float" office:value="7827" table:style-name="ce47">
            <text:p>7.827</text:p>
          </table:table-cell>
          <table:table-cell office:value-type="percentage" office:value="4.4844768110387123E-2" table:style-name="ce48">
            <text:p>4,5%</text:p>
          </table:table-cell>
          <table:table-cell office:value-type="float" office:value="539" table:style-name="ce47">
            <text:p>539</text:p>
          </table:table-cell>
          <table:table-cell office:value-type="float" office:value="11299" table:style-name="ce47">
            <text:p>11.299</text:p>
          </table:table-cell>
          <table:table-cell office:value-type="percentage" office:value="4.7703336578458273E-2" table:style-name="ce48">
            <text:p>4,8%</text:p>
          </table:table-cell>
          <table:table-cell office:value-type="float" office:value="837" table:style-name="ce47">
            <text:p>837</text:p>
          </table:table-cell>
          <table:table-cell office:value-type="float" office:value="30095" table:style-name="ce47">
            <text:p>30.095</text:p>
          </table:table-cell>
          <table:table-cell office:value-type="percentage" office:value="2.7811928891842499E-2" table:style-name="ce48">
            <text:p>2,8%</text:p>
          </table:table-cell>
          <table:table-cell office:value-type="float" office:value="58" table:style-name="ce47">
            <text:p>58</text:p>
          </table:table-cell>
          <table:table-cell office:value-type="float" office:value="8536" table:style-name="ce47">
            <text:p>8.536</text:p>
          </table:table-cell>
          <table:table-cell office:value-type="percentage" office:value="6.7947516401124647E-3" table:style-name="ce48">
            <text:p>0,7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4369" table:style-name="ce49">
            <text:p>4.369</text:p>
          </table:table-cell>
          <table:table-cell office:value-type="float" office:value="66178" table:style-name="ce49">
            <text:p>66.178</text:p>
          </table:table-cell>
          <table:table-cell office:value-type="percentage" office:value="6.6018918673879531E-2" table:style-name="ce50">
            <text:p>6,6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" table:style-name="ce52">
            <text:p>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535" table:style-name="ce52">
            <text:p>535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159" table:style-name="ce52">
            <text:p>1.159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3740" table:style-name="ce52">
            <text:p>3.74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48" table:style-name="ce52">
            <text:p>148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5587" table:style-name="ce54">
            <text:p>5.587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1760633" table:style-name="ce58">
            <text:p>1.760.633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62124844390873191" table:style-name="ce59">
            <text:p>62,1%</text:p>
          </table:table-cell>
          <table:table-cell office:value-type="float" office:value="132056" table:style-name="ce58">
            <text:p>132.056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3.3347095803204253E-2" table:style-name="ce59">
            <text:p>3,3%</text:p>
          </table:table-cell>
          <table:table-cell office:value-type="float" office:value="278772" table:style-name="ce58">
            <text:p>278.772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5.2233976255512009E-2" table:style-name="ce59">
            <text:p>5,2%</text:p>
          </table:table-cell>
          <table:table-cell office:value-type="float" office:value="428184" table:style-name="ce58">
            <text:p>428.184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6.0879478299394336E-2" table:style-name="ce59">
            <text:p>6,1%</text:p>
          </table:table-cell>
          <table:table-cell office:value-type="float" office:value="778254" table:style-name="ce58">
            <text:p>778.254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4.6584983592532866E-2" table:style-name="ce59">
            <text:p>4,7%</text:p>
          </table:table-cell>
          <table:table-cell office:value-type="float" office:value="73256" table:style-name="ce58">
            <text:p>73.256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2.2129723025019796E-2" table:style-name="ce59">
            <text:p>2,2%</text:p>
          </table:table-cell>
          <table:table-cell office:value-type="float" office:value="964" table:style-name="ce58">
            <text:p>964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1.0157536649846319E-3" table:style-name="ce59">
            <text:p>0,1%</text:p>
          </table:table-cell>
          <table:table-cell office:value-type="float" office:value="3452119" table:style-name="ce58">
            <text:p>3.452.119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8.6023780519136117E-2" table:style-name="ce59">
            <text:p>8,6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4-20T17:44:46Z</dc:date>
  </office:meta>
</office:document-meta>
</file>